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Pictures/100000000000005E0000005EAB6862D59EF3F3E6.png" manifest:media-type="image/png"/>
  <manifest:file-entry manifest:full-path="Pictures/1000000000000020000000204B249CA79A42C6D7.png" manifest:media-type="image/png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exGothic1" svg:font-family="IPAexGothic" style:font-family-generic="swiss" style:font-pitch="variable"/>
    <style:font-face style:name="IPAexGothic" svg:font-family="IPAexGothic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712cm"/>
    </style:style>
    <style:style style:name="gr2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7.544cm" fo:min-width="5.008cm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0.003cm" fo:min-width="3.739cm"/>
    </style:style>
    <style:style style:name="gr4" style:family="graphic" style:parent-style-name="standard">
      <style:graphic-properties draw:textarea-horizontal-align="justify" draw:textarea-vertical-align="middle" draw:auto-grow-height="false" fo:min-height="0.025cm" fo:min-width="2.507cm"/>
    </style:style>
    <style:style style:name="gr5" style:family="graphic" style:parent-style-name="standard">
      <style:graphic-properties draw:textarea-horizontal-align="justify" draw:textarea-vertical-align="middle" draw:auto-grow-height="false" fo:min-height="0.143cm" fo:min-width="1.405cm"/>
    </style:style>
    <style:style style:name="gr6" style:family="graphic" style:parent-style-name="standard">
      <style:graphic-properties draw:textarea-horizontal-align="justify" draw:textarea-vertical-align="middle" draw:auto-grow-height="false" fo:min-height="0.184cm" fo:min-width="0.748cm"/>
    </style:style>
    <style:style style:name="gr7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8.306cm" fo:min-width="10.469cm" fo:padding-top="0.165cm" fo:padding-bottom="0.165cm" fo:padding-left="0.29cm" fo:padding-right="0.29cm"/>
    </style:style>
    <style:style style:name="gr8" style:family="graphic" style:parent-style-name="objectwithoutfill">
      <style:graphic-properties draw:stroke="dash" draw:stroke-dash="Fine_20_Dashed" svg:stroke-width="0.081cm" svg:stroke-color="#000000" draw:marker-start-width="0.321cm" draw:marker-end="" draw:marker-end-width="0.305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="Arrow" draw:marker-end-width="0.305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1.076cm" fo:min-width="2.604cm" fo:padding-top="0.15cm" fo:padding-bottom="0.15cm" fo:padding-left="0.275cm" fo:padding-right="0.275cm"/>
    </style:style>
    <style:style style:name="gr11" style:family="graphic" style:parent-style-name="standard">
      <style:graphic-properties draw:textarea-horizontal-align="justify" draw:textarea-vertical-align="middle" draw:auto-grow-height="false" fo:min-height="1.807cm" fo:min-width="0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0.503cm" fo:min-width="1.382cm" fo:padding-top="0.15cm" fo:padding-bottom="0.15cm" fo:padding-left="0.275cm" fo:padding-right="0.27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1.076cm" fo:min-width="2.222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1.423cm"/>
    </style:style>
    <style:style style:name="gr16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1.764cm" fo:min-width="2.022cm" fo:padding-top="0.15cm" fo:padding-bottom="0.15cm" fo:padding-left="0.275cm" fo:padding-right="0.275cm"/>
    </style:style>
    <style:style style:name="gr17" style:family="graphic" style:parent-style-name="standard">
      <style:graphic-properties draw:textarea-horizontal-align="justify" draw:textarea-vertical-align="middle" draw:auto-grow-height="false" fo:min-height="0.321cm" fo:min-width="2.167cm"/>
    </style:style>
    <style:style style:name="gr18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558cm"/>
    </style:style>
    <style:style style:name="gr19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638cm"/>
    </style:style>
    <style:style style:name="gr20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934cm"/>
    </style:style>
    <style:style style:name="gr21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92cm"/>
    </style:style>
    <style:style style:name="gr22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1.401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0.961cm" fo:min-width="2.234cm" fo:padding-top="0.15cm" fo:padding-bottom="0.15cm" fo:padding-left="0.275cm" fo:padding-right="0.275cm"/>
    </style:style>
    <style:style style:name="gr24" style:family="graphic" style:parent-style-name="standard">
      <style:graphic-properties draw:textarea-horizontal-align="justify" draw:textarea-vertical-align="middle" draw:auto-grow-height="false" fo:min-height="1.68cm" fo:min-width="0cm"/>
    </style:style>
    <style:style style:name="gr25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611cm"/>
    </style:style>
    <style:style style:name="gr26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1.279cm"/>
    </style:style>
    <style:style style:name="gr27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1.647cm"/>
    </style:style>
    <style:style style:name="gr28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2.845cm"/>
    </style:style>
    <style:style style:name="gr29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6.928cm" fo:min-width="5.805cm" fo:padding-top="0.165cm" fo:padding-bottom="0.165cm" fo:padding-left="0.29cm" fo:padding-right="0.29cm"/>
    </style:style>
    <style:style style:name="gr30" style:family="graphic" style:parent-style-name="standard">
      <style:graphic-properties draw:textarea-horizontal-align="justify" draw:textarea-vertical-align="middle" draw:auto-grow-height="false" fo:min-height="0.109cm" fo:min-width="1.422cm"/>
    </style:style>
    <style:style style:name="gr31" style:family="graphic" style:parent-style-name="standard">
      <style:graphic-properties draw:textarea-horizontal-align="justify" draw:textarea-vertical-align="middle" draw:auto-grow-height="false" fo:min-height="0.184cm" fo:min-width="0.829cm"/>
    </style:style>
    <style:style style:name="gr32" style:family="graphic" style:parent-style-name="standard">
      <style:graphic-properties draw:textarea-horizontal-align="justify" draw:textarea-vertical-align="middle" draw:auto-grow-height="false" fo:min-height="0.187cm" fo:min-width="0.622cm"/>
    </style:style>
    <style:style style:name="gr33" style:family="graphic" style:parent-style-name="standard">
      <style:graphic-properties draw:textarea-horizontal-align="justify" draw:textarea-vertical-align="middle" draw:auto-grow-height="false" fo:min-height="0.1cm" fo:min-width="1.928cm"/>
    </style:style>
    <style:style style:name="gr3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8.306cm" fo:min-width="2.881cm" fo:padding-top="0.165cm" fo:padding-bottom="0.165cm" fo:padding-left="0.29cm" fo:padding-right="0.29cm"/>
    </style:style>
    <style:style style:name="gr35" style:family="graphic" style:parent-style-name="standard">
      <style:graphic-properties draw:textarea-horizontal-align="justify" draw:textarea-vertical-align="middle" draw:auto-grow-height="false" fo:min-height="0.187cm" fo:min-width="0.625cm"/>
    </style:style>
    <style:style style:name="gr36" style:family="graphic" style:parent-style-name="standard">
      <style:graphic-properties svg:stroke-width="0.051cm" svg:stroke-color="#000000" draw:marker-start-width="0.356cm" draw:marker-end-width="0.356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7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5.359cm" fo:min-width="0cm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0.388cm" fo:min-width="2.459cm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0.208cm" fo:min-width="0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0.388cm" fo:min-width="1.175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0.388cm" fo:min-width="2.805cm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796cm"/>
    </style:style>
    <style:style style:name="gr43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1.928cm" fo:min-width="2.893cm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1.267cm"/>
    </style:style>
    <style:style style:name="gr46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6.928cm" fo:min-width="6.278cm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76cm" svg:stroke-color="#000000" draw:marker-start-width="0.393cm" draw:marker-end="" draw:marker-end-width="0.406cm" draw:fill="none" draw:textarea-vertical-align="middle" fo:padding-top="0.112cm" fo:padding-bottom="0.112cm" fo:padding-left="0.237cm" fo:padding-right="0.237cm"/>
    </style:style>
    <style:style style:name="gr48" style:family="graphic" style:parent-style-name="objectwithoutfill">
      <style:graphic-properties svg:stroke-width="0.076cm" svg:stroke-color="#000000" draw:marker-start-width="0.393cm" draw:marker-end="Arrow" draw:marker-end-width="0.406cm" draw:fill="none" draw:textarea-vertical-align="middle" fo:padding-top="0.112cm" fo:padding-bottom="0.112cm" fo:padding-left="0.237cm" fo:padding-right="0.237cm"/>
    </style:style>
    <style:style style:name="gr49" style:family="graphic" style:parent-style-name="standard">
      <style:graphic-properties draw:stroke="none" svg:stroke-color="#000000" draw:fill="none" draw:fill-color="#ffffff" fo:min-height="0.746cm"/>
    </style:style>
    <style:style style:name="gr50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9.576cm" fo:min-width="9.418cm" fo:padding-top="0.165cm" fo:padding-bottom="0.165cm" fo:padding-left="0.29cm" fo:padding-right="0.29cm"/>
    </style:style>
    <style:style style:name="gr51" style:family="graphic" style:parent-style-name="objectwithoutfill">
      <style:graphic-properties svg:stroke-width="0.081cm" svg:stroke-color="#000000" draw:marker-start-width="0.321cm" draw:marker-end="Arrow" draw:marker-end-width="0.356cm" draw:fill="none" draw:textarea-vertical-align="middle" fo:padding-top="0.165cm" fo:padding-bottom="0.165cm" fo:padding-left="0.29cm" fo:padding-right="0.29cm"/>
    </style:style>
    <style:style style:name="gr52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513cm"/>
    </style:style>
    <style:style style:name="gr53" style:family="graphic" style:parent-style-name="standard">
      <style:graphic-properties draw:fill="solid" draw:fill-color="#d1d2d3" draw:textarea-horizontal-align="justify" draw:textarea-vertical-align="middle" draw:auto-grow-height="false" fo:min-height="0.199cm" fo:min-width="0cm"/>
    </style:style>
    <style:style style:name="gr54" style:family="graphic" style:parent-style-name="standard">
      <style:graphic-properties draw:textarea-horizontal-align="justify" draw:textarea-vertical-align="middle" draw:auto-grow-height="false" fo:min-height="0.132cm" fo:min-width="1.874cm"/>
    </style:style>
    <style:style style:name="gr55" style:family="graphic" style:parent-style-name="standard">
      <style:graphic-properties draw:textarea-horizontal-align="justify" draw:textarea-vertical-align="middle" draw:auto-grow-height="false" fo:min-height="0.118cm" fo:min-width="0.836cm"/>
    </style:style>
    <style:style style:name="gr56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.42cm" fo:min-width="0.619cm" fo:padding-top="0.15cm" fo:padding-bottom="0.15cm" fo:padding-left="0.275cm" fo:padding-right="0.275cm"/>
    </style:style>
    <style:style style:name="gr57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1.1cm" fo:min-width="5.043cm" fo:padding-top="0.165cm" fo:padding-bottom="0.165cm" fo:padding-left="0.29cm" fo:padding-right="0.29cm"/>
    </style:style>
    <style:style style:name="gr58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2.37cm" fo:min-width="16.53cm" fo:padding-top="0.165cm" fo:padding-bottom="0.165cm" fo:padding-left="0.29cm" fo:padding-right="0.29cm"/>
    </style:style>
    <style:style style:name="gr59" style:family="graphic" style:parent-style-name="standard">
      <style:graphic-properties draw:stroke="none" svg:stroke-color="#000000" draw:fill="bitmap" draw:fill-color="#ffffff" draw:fill-image-name="Sky" draw:fill-image-width="3.316cm" draw:fill-image-height="3.316cm" style:repeat="repeat" draw:fill-image-ref-point-x="0%" draw:fill-image-ref-point-y="0%" draw:fill-image-ref-point="center" draw:tile-repeat-offset="0% vertical" fo:min-height="2.533cm"/>
    </style:style>
    <style:style style:name="gr60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8.415cm" fo:min-width="2.848cm" fo:padding-top="0.165cm" fo:padding-bottom="0.165cm" fo:padding-left="0.29cm" fo:padding-right="0.29cm"/>
    </style:style>
    <style:style style:name="gr61" style:family="graphic" style:parent-style-name="standard">
      <style:graphic-properties draw:textarea-horizontal-align="justify" draw:textarea-vertical-align="middle" draw:auto-grow-height="false" fo:min-height="0cm" fo:min-width="1.946cm"/>
    </style:style>
    <style:style style:name="gr62" style:family="graphic" style:parent-style-name="standard">
      <style:graphic-properties draw:textarea-horizontal-align="justify" draw:textarea-vertical-align="middle" draw:auto-grow-height="false" fo:min-height="0cm" fo:min-width="1.219cm"/>
    </style:style>
    <style:style style:name="gr63" style:family="graphic" style:parent-style-name="standard">
      <style:graphic-properties draw:textarea-horizontal-align="justify" draw:textarea-vertical-align="middle" draw:auto-grow-height="false" fo:min-height="0.05cm" fo:min-width="0.561cm"/>
    </style:style>
    <style:style style:name="gr64" style:family="graphic" style:parent-style-name="standard">
      <style:graphic-properties draw:textarea-horizontal-align="justify" draw:textarea-vertical-align="middle" draw:auto-grow-height="false" fo:min-height="0.081cm" fo:min-width="0.171cm"/>
    </style:style>
    <style:style style:name="gr65" style:family="graphic" style:parent-style-name="standard">
      <style:graphic-properties draw:textarea-horizontal-align="justify" draw:textarea-vertical-align="middle" draw:auto-grow-height="false" fo:min-height="0.025cm" fo:min-width="0.579cm"/>
    </style:style>
    <style:style style:name="gr66" style:family="graphic" style:parent-style-name="standard">
      <style:graphic-properties draw:stroke="none" svg:stroke-color="#000000" draw:fill="none" draw:fill-color="#ffffff" fo:min-height="1.882cm"/>
    </style:style>
    <style:style style:name="gr67" style:family="graphic" style:parent-style-name="standard">
      <style:graphic-properties draw:textarea-horizontal-align="justify" draw:textarea-vertical-align="middle" draw:auto-grow-height="false" fo:min-height="0.018cm" fo:min-width="0.889cm"/>
    </style:style>
    <style:style style:name="gr68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9.387cm" fo:min-width="9.849cm" fo:padding-top="0.165cm" fo:padding-bottom="0.165cm" fo:padding-left="0.29cm" fo:padding-right="0.29cm"/>
    </style:style>
    <style:style style:name="gr69" style:family="graphic" style:parent-style-name="standard">
      <style:graphic-properties draw:textarea-horizontal-align="justify" draw:textarea-vertical-align="middle" draw:auto-grow-height="false" fo:min-height="0.024cm" fo:min-width="0.579cm"/>
    </style:style>
    <style:style style:name="gr70" style:family="graphic" style:parent-style-name="standard">
      <style:graphic-properties draw:textarea-horizontal-align="justify" draw:textarea-vertical-align="middle" draw:auto-grow-height="false" fo:min-height="0.018cm" fo:min-width="0.89cm"/>
    </style:style>
    <style:style style:name="gr71" style:family="graphic" style:parent-style-name="standard">
      <style:graphic-properties draw:textarea-horizontal-align="justify" draw:textarea-vertical-align="middle" draw:auto-grow-height="false" fo:min-height="0.081cm" fo:min-width="0.17cm"/>
    </style:style>
    <style:style style:name="gr72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1.025cm"/>
    </style:style>
    <style:style style:name="gr73" style:family="graphic" style:parent-style-name="standard">
      <style:graphic-properties draw:fill="solid" draw:fill-color="#d1d2d3" draw:textarea-horizontal-align="justify" draw:textarea-vertical-align="middle" draw:auto-grow-height="false" fo:min-height="0.094cm" fo:min-width="0cm"/>
    </style:style>
    <style:style style:name="gr74" style:family="graphic" style:parent-style-name="standard">
      <style:graphic-properties draw:fill="solid" draw:fill-color="#d1d2d3" draw:textarea-horizontal-align="justify" draw:textarea-vertical-align="middle" draw:auto-grow-height="false" fo:min-height="0.093cm" fo:min-width="0cm"/>
    </style:style>
    <style:style style:name="gr75" style:family="graphic" style:parent-style-name="standard">
      <style:graphic-properties draw:textarea-horizontal-align="justify" draw:textarea-vertical-align="middle" draw:auto-grow-height="false" fo:min-height="0.043cm" fo:min-width="0.849cm"/>
    </style:style>
    <style:style style:name="gr76" style:family="graphic" style:parent-style-name="standard">
      <style:graphic-properties draw:textarea-horizontal-align="justify" draw:textarea-vertical-align="middle" draw:auto-grow-height="false" fo:min-height="0.031cm" fo:min-width="0.238cm"/>
    </style:style>
    <style:style style:name="gr77" style:family="graphic" style:parent-style-name="standard">
      <style:graphic-properties draw:stroke="none" svg:stroke-color="#000000" draw:fill="none" draw:fill-color="#ffffff" fo:min-height="0.764cm"/>
    </style:style>
    <style:style style:name="gr78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0.465cm" fo:min-width="10.377cm" fo:padding-top="0.165cm" fo:padding-bottom="0.165cm" fo:padding-left="0.29cm" fo:padding-right="0.29cm"/>
    </style:style>
    <style:style style:name="gr79" style:family="graphic" style:parent-style-name="standard">
      <style:graphic-properties draw:textarea-horizontal-align="justify" draw:textarea-vertical-align="middle" draw:auto-grow-height="false" fo:min-height="0.227cm" fo:min-width="2.52cm"/>
    </style:style>
    <style:style style:name="gr80" style:family="graphic" style:parent-style-name="standard">
      <style:graphic-properties draw:textarea-horizontal-align="justify" draw:textarea-vertical-align="middle" draw:auto-grow-height="false" fo:min-height="1.932cm" fo:min-width="0.108cm"/>
    </style:style>
    <style:style style:name="gr81" style:family="graphic" style:parent-style-name="standard">
      <style:graphic-properties draw:stroke="none" svg:stroke-color="#000000" draw:fill="none" draw:fill-color="#ffffff" fo:min-height="0.661cm"/>
    </style:style>
    <style:style style:name="gr82" style:family="graphic" style:parent-style-name="Object_20_with_20_no_20_fill_20_and_20_no_20_line">
      <style:graphic-properties draw:textarea-vertical-align="middle" draw:ole-draw-aspect="1" style:protect="size"/>
    </style:style>
    <style:style style:name="gr83" style:family="graphic" style:parent-style-name="standard">
      <style:graphic-properties svg:stroke-color="#000000" draw:textarea-horizontal-align="justify" draw:textarea-vertical-align="middle" draw:auto-grow-height="false" fo:min-height="0.023cm" fo:min-width="0cm"/>
    </style:style>
    <style:style style:name="gr84" style:family="graphic" style:parent-style-name="standard">
      <style:graphic-properties draw:stroke="none" draw:fill="none" fo:min-height="1.576cm"/>
    </style:style>
    <style:style style:name="gr85" style:family="graphic" style:parent-style-name="standard">
      <style:graphic-properties draw:textarea-horizontal-align="justify" draw:textarea-vertical-align="middle" draw:auto-grow-height="false" fo:min-height="8.589cm" fo:min-width="1.137cm"/>
    </style:style>
    <style:style style:name="gr86" style:family="graphic" style:parent-style-name="standard">
      <style:graphic-properties draw:textarea-horizontal-align="justify" draw:textarea-vertical-align="middle" draw:auto-grow-height="false" fo:min-height="2.6cm" fo:min-width="6.414cm"/>
    </style:style>
    <style:style style:name="gr87" style:family="graphic" style:parent-style-name="standard">
      <style:graphic-properties draw:textarea-horizontal-align="justify" draw:textarea-vertical-align="middle" draw:auto-grow-height="false" fo:min-height="11.501cm" fo:min-width="0.743cm"/>
    </style:style>
    <style:style style:name="gr88" style:family="graphic" style:parent-style-name="standard">
      <style:graphic-properties draw:textarea-horizontal-align="justify" draw:textarea-vertical-align="middle" draw:auto-grow-height="false" fo:min-height="12.614cm" fo:min-width="1.622cm"/>
    </style:style>
    <style:style style:name="gr89" style:family="graphic" style:parent-style-name="standard">
      <style:graphic-properties draw:textarea-horizontal-align="justify" draw:textarea-vertical-align="middle" draw:auto-grow-height="false" fo:min-height="3.81cm" fo:min-width="8.339cm"/>
    </style:style>
    <style:style style:name="gr90" style:family="graphic" style:parent-style-name="standard">
      <style:graphic-properties draw:textarea-horizontal-align="justify" draw:textarea-vertical-align="middle" draw:auto-grow-height="false" fo:min-height="16.7cm" fo:min-width="1.112cm"/>
    </style:style>
    <style:style style:name="gr91" style:family="graphic" style:parent-style-name="standard">
      <style:graphic-properties draw:stroke="none" svg:stroke-color="#000000" draw:fill="none" draw:fill-color="#ffffff" fo:min-height="1.839cm"/>
    </style:style>
    <style:style style:name="gr92" style:family="graphic" style:parent-style-name="standard">
      <style:graphic-properties draw:stroke="none" svg:stroke-color="#000000" draw:fill="none" draw:fill-color="#ffffff" fo:min-height="1.147cm"/>
    </style:style>
    <style:style style:name="gr93" style:family="graphic" style:parent-style-name="standard">
      <style:graphic-properties draw:stroke="none" svg:stroke-color="#000000" draw:fill="none" draw:fill-color="#ffffff" fo:min-height="3.109cm"/>
    </style:style>
    <style:style style:name="gr9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989cm" fo:min-width="11.453cm" fo:padding-top="0.165cm" fo:padding-bottom="0.165cm" fo:padding-left="0.29cm" fo:padding-right="0.29cm"/>
    </style:style>
    <style:style style:name="gr95" style:family="graphic" style:parent-style-name="standard">
      <style:graphic-properties draw:textarea-horizontal-align="justify" draw:textarea-vertical-align="middle" draw:auto-grow-height="false" fo:min-height="0.453cm" fo:min-width="10.833cm"/>
    </style:style>
    <style:style style:name="gr96" style:family="graphic" style:parent-style-name="standard">
      <style:graphic-properties draw:textarea-horizontal-align="justify" draw:textarea-vertical-align="middle" draw:auto-grow-height="false" fo:min-height="0.501cm" fo:min-width="7.613cm"/>
    </style:style>
    <style:style style:name="gr97" style:family="graphic" style:parent-style-name="standard">
      <style:graphic-properties draw:textarea-horizontal-align="justify" draw:textarea-vertical-align="middle" draw:auto-grow-height="false" fo:min-height="0.456cm" fo:min-width="4.965cm"/>
    </style:style>
    <style:style style:name="gr98" style:family="graphic" style:parent-style-name="standard">
      <style:graphic-properties draw:textarea-horizontal-align="justify" draw:textarea-vertical-align="middle" draw:auto-grow-height="false" fo:min-height="0.554cm" fo:min-width="3.33cm"/>
    </style:style>
    <style:style style:name="gr99" style:family="graphic" style:parent-style-name="standard">
      <style:graphic-properties draw:stroke="none" svg:stroke-color="#000000" draw:fill="none" draw:fill-color="#ffffff" fo:min-height="1.02cm"/>
    </style:style>
    <style:style style:name="gr100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64cm" fo:min-width="13.009cm" fo:padding-top="0.165cm" fo:padding-bottom="0.165cm" fo:padding-left="0.29cm" fo:padding-right="0.29cm"/>
    </style:style>
    <style:style style:name="gr101" style:family="graphic" style:parent-style-name="standard">
      <style:graphic-properties draw:textarea-horizontal-align="justify" draw:textarea-vertical-align="middle" draw:auto-grow-height="false" fo:min-height="8.295cm" fo:min-width="0.47cm"/>
    </style:style>
    <style:style style:name="gr102" style:family="graphic" style:parent-style-name="standard">
      <style:graphic-properties draw:textarea-horizontal-align="justify" draw:textarea-vertical-align="middle" draw:auto-grow-height="false" fo:min-height="0.728cm" fo:min-width="7.079cm"/>
    </style:style>
    <style:style style:name="gr10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0.211cm" fo:min-width="24.834cm" fo:padding-top="0.165cm" fo:padding-bottom="0.165cm" fo:padding-left="0.29cm" fo:padding-right="0.29cm"/>
    </style:style>
    <style:style style:name="gr104" style:family="graphic" style:parent-style-name="objectwithoutfill">
      <style:graphic-properties svg:stroke-width="0.081cm" draw:marker-start="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5" style:family="graphic" style:parent-style-name="objectwithoutfill">
      <style:graphic-properties svg:stroke-width="0.076cm" draw:marker-start-width="0.367cm" draw:marker-end="Arrow" draw:marker-end-width="0.469cm" draw:fill="none" draw:textarea-vertical-align="middle" fo:padding-top="0.112cm" fo:padding-bottom="0.112cm" fo:padding-left="0.237cm" fo:padding-right="0.237cm"/>
    </style:style>
    <style:style style:name="gr106" style:family="graphic" style:parent-style-name="standard">
      <style:graphic-properties draw:stroke="none" svg:stroke-color="#000000" draw:fill="none" draw:fill-color="#ffffff" fo:min-height="0.766cm"/>
    </style:style>
    <style:style style:name="gr107" style:family="graphic" style:parent-style-name="standard">
      <style:graphic-properties draw:textarea-horizontal-align="justify" draw:textarea-vertical-align="middle" draw:auto-grow-height="false" fo:min-height="0.415cm" fo:min-width="3.771cm"/>
    </style:style>
    <style:style style:name="gr108" style:family="graphic" style:parent-style-name="standard">
      <style:graphic-properties draw:stroke="none" svg:stroke-color="#000000" draw:fill="none" draw:fill-color="#ffffff" fo:min-height="0.954cm"/>
    </style:style>
    <style:style style:name="gr109" style:family="graphic" style:parent-style-name="standard">
      <style:graphic-properties draw:textarea-horizontal-align="justify" draw:textarea-vertical-align="middle" draw:auto-grow-height="false" fo:min-height="0.415cm" fo:min-width="1.192cm"/>
    </style:style>
    <style:style style:name="gr110" style:family="graphic" style:parent-style-name="standard">
      <style:graphic-properties draw:textarea-horizontal-align="justify" draw:textarea-vertical-align="middle" draw:auto-grow-height="false" fo:min-height="6.644cm" fo:min-width="0.47cm"/>
    </style:style>
    <style:style style:name="gr111" style:family="graphic" style:parent-style-name="objectwithoutfill">
      <style:graphic-properties draw:stroke="dash" draw:stroke-dash="Fine_20_Dashe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2" style:family="graphic" style:parent-style-name="standard">
      <style:graphic-properties draw:stroke="none" svg:stroke-color="#000000" draw:fill="none" draw:fill-color="#ffffff" fo:min-height="0.945cm"/>
    </style:style>
    <style:style style:name="gr113" style:family="graphic" style:parent-style-name="standard">
      <style:graphic-properties draw:stroke="none" svg:stroke-color="#000000" draw:fill="none" draw:fill-color="#ffffff" fo:min-height="1.978cm"/>
    </style:style>
    <style:style style:name="gr11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9.576cm" fo:min-width="16.946cm" fo:padding-top="0.165cm" fo:padding-bottom="0.165cm" fo:padding-left="0.29cm" fo:padding-right="0.29cm"/>
    </style:style>
    <style:style style:name="gr115" style:family="graphic" style:parent-style-name="text">
      <style:graphic-properties draw:textarea-vertical-align="middle" draw:auto-grow-height="false" fo:min-height="6.644cm" fo:min-width="0.47cm"/>
    </style:style>
    <style:style style:name="gr116" style:family="graphic" style:parent-style-name="standard">
      <style:graphic-properties draw:stroke="none" svg:stroke-color="#000000" draw:fill="none" draw:fill-color="#ffffff" fo:min-height="0.712cm"/>
    </style:style>
    <style:style style:name="gr117" style:family="graphic" style:parent-style-name="standard">
      <style:graphic-properties draw:stroke="none" svg:stroke-color="#000000" draw:fill="none" draw:fill-color="#ffffff" fo:min-height="0.988cm"/>
    </style:style>
    <style:style style:name="gr118" style:family="graphic" style:parent-style-name="standard">
      <style:graphic-properties draw:textarea-horizontal-align="justify" draw:textarea-vertical-align="middle" draw:auto-grow-height="false" fo:min-height="0.382cm" fo:min-width="4.943cm"/>
    </style:style>
    <style:style style:name="gr119" style:family="graphic" style:parent-style-name="standard">
      <style:graphic-properties draw:textarea-horizontal-align="justify" draw:textarea-vertical-align="middle" draw:auto-grow-height="false" fo:min-height="0.425cm" fo:min-width="3.424cm"/>
    </style:style>
    <style:style style:name="gr120" style:family="graphic" style:parent-style-name="standard">
      <style:graphic-properties draw:textarea-horizontal-align="justify" draw:textarea-vertical-align="middle" draw:auto-grow-height="false" fo:min-height="0.385cm" fo:min-width="2.146cm"/>
    </style:style>
    <style:style style:name="gr121" style:family="graphic" style:parent-style-name="standard">
      <style:graphic-properties draw:textarea-horizontal-align="justify" draw:textarea-vertical-align="middle" draw:auto-grow-height="false" fo:min-height="0.473cm" fo:min-width="1.297cm"/>
    </style:style>
    <style:style style:name="gr122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2.228cm" fo:min-width="6.659cm" fo:padding-top="0.165cm" fo:padding-bottom="0.165cm" fo:padding-left="0.29cm" fo:padding-right="0.29cm"/>
    </style:style>
    <style:style style:name="gr123" style:family="graphic" style:parent-style-name="standard">
      <style:graphic-properties draw:textarea-horizontal-align="justify" draw:textarea-vertical-align="middle" draw:auto-grow-height="false" fo:min-height="3.047cm" fo:min-width="0.149cm"/>
    </style:style>
    <style:style style:name="gr124" style:family="graphic" style:parent-style-name="standard">
      <style:graphic-properties draw:textarea-horizontal-align="justify" draw:textarea-vertical-align="middle" draw:auto-grow-height="false" fo:min-height="0.163cm" fo:min-width="4.65cm"/>
    </style:style>
    <style:style style:name="gr125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4.115cm" fo:min-width="17.595cm" fo:padding-top="0.165cm" fo:padding-bottom="0.165cm" fo:padding-left="0.29cm" fo:padding-right="0.29cm"/>
    </style:style>
    <style:style style:name="gr126" style:family="graphic" style:parent-style-name="standard">
      <style:graphic-properties draw:textarea-horizontal-align="justify" draw:textarea-vertical-align="middle" draw:auto-grow-height="false" fo:min-height="0.163cm" fo:min-width="4.652cm"/>
    </style:style>
    <style:style style:name="gr127" style:family="graphic" style:parent-style-name="standard">
      <style:graphic-properties draw:stroke="none" svg:stroke-color="#000000" draw:fill="none" draw:fill-color="#ffffff" fo:min-height="1.423cm"/>
    </style:style>
    <style:style style:name="gr128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4.623cm" fo:min-width="12.481cm" fo:padding-top="0.165cm" fo:padding-bottom="0.165cm" fo:padding-left="0.29cm" fo:padding-right="0.29cm"/>
    </style:style>
    <style:style style:name="gr129" style:family="graphic" style:parent-style-name="standard">
      <style:graphic-properties draw:textarea-horizontal-align="justify" draw:textarea-vertical-align="middle" draw:auto-grow-height="false" fo:min-height="2.255cm" fo:min-width="0.223cm"/>
    </style:style>
    <style:style style:name="gr130" style:family="graphic" style:parent-style-name="standard">
      <style:graphic-properties draw:textarea-horizontal-align="justify" draw:textarea-vertical-align="middle" draw:auto-grow-height="false" fo:min-height="2.256cm" fo:min-width="0.223cm"/>
    </style:style>
    <style:style style:name="gr131" style:family="graphic" style:parent-style-name="objectwithoutfill">
      <style:graphic-properties svg:stroke-width="0.076cm" draw:marker-start-width="0.367cm" draw:marker-end="" draw:marker-end-width="0.469cm" draw:fill="none" draw:textarea-vertical-align="middle" fo:padding-top="0.112cm" fo:padding-bottom="0.112cm" fo:padding-left="0.237cm" fo:padding-right="0.237cm"/>
    </style:style>
    <style:style style:name="gr132" style:family="graphic" style:parent-style-name="standard">
      <style:graphic-properties draw:textarea-horizontal-align="justify" draw:textarea-vertical-align="middle" draw:auto-grow-height="false" fo:min-height="0.227cm" fo:min-width="2.52cm"/>
    </style:style>
    <style:style style:name="gr13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3.734cm" fo:min-width="17.468cm" fo:padding-top="0.165cm" fo:padding-bottom="0.165cm" fo:padding-left="0.29cm" fo:padding-right="0.29cm"/>
    </style:style>
    <style:style style:name="gr134" style:family="graphic" style:parent-style-name="standard">
      <style:graphic-properties draw:textarea-horizontal-align="justify" draw:textarea-vertical-align="middle" draw:auto-grow-height="false" fo:min-height="0.225cm" fo:min-width="2.52cm"/>
    </style:style>
    <style:style style:name="gr135" style:family="graphic" style:parent-style-name="standard">
      <style:graphic-properties draw:textarea-horizontal-align="justify" draw:textarea-vertical-align="middle" draw:auto-grow-height="false" fo:min-height="0.227cm" fo:min-width="0.696cm"/>
    </style:style>
    <style:style style:name="gr136" style:family="graphic" style:parent-style-name="standard">
      <style:graphic-properties draw:textarea-horizontal-align="justify" draw:textarea-vertical-align="middle" draw:auto-grow-height="false" fo:min-height="1.932cm" fo:min-width="0.109cm"/>
    </style:style>
    <style:style style:name="gr137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>
        <style:tab-stops/>
      </style:paragraph-properties>
      <style:text-properties fo:text-shadow="1pt 1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e5ca"/>
      <style:paragraph-properties fo:text-align="center"/>
      <style:text-properties fo:font-size="18pt" fo:font-weight="bold" style:font-size-asian="18pt" style:font-weight-asian="bold" style:font-size-complex="18pt"/>
    </style:style>
    <style:style style:name="P6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text-properties fo:font-size="18pt" fo:text-shadow="1pt 1pt" style:font-size-asian="18pt" style:font-size-complex="18pt"/>
    </style:style>
    <style:style style:name="P7" style:family="paragraph">
      <style:paragraph-properties fo:text-align="center"/>
      <style:text-properties fo:font-size="16pt" fo:text-shadow="1pt 1pt" fo:font-weight="bold" style:font-size-asian="16pt" style:font-weight-asian="bold" style:font-size-complex="28pt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0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paragraph-properties fo:text-align="start">
        <style:tab-stops/>
      </style:paragraph-properties>
      <style:text-properties fo:text-shadow="1pt 1pt"/>
    </style:style>
    <style:style style:name="P11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text-properties fo:text-shadow="1pt 1pt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solid" draw:fill-color="#ffe5ca"/>
      <style:paragraph-properties fo:text-align="center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6pt" style:font-size-asian="16pt" style:font-size-complex="18pt"/>
    </style:style>
    <style:style style:name="P15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text-properties fo:font-size="13pt" fo:text-shadow="1pt 1pt" style:font-size-asian="13pt"/>
    </style:style>
    <style:style style:name="P16" style:family="paragraph">
      <loext:graphic-properties draw:fill="solid" draw:fill-color="#d1d2d3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font-size="13pt" style:font-size-asian="13pt" style:font-size-complex="18pt"/>
    </style:style>
    <style:style style:name="P18" style:family="paragraph">
      <loext:graphic-properties draw:fill="bitmap" draw:fill-color="#ffffff" draw:fill-image-name="Sky" draw:fill-image-width="3.316cm" draw:fill-image-height="3.316cm" style:repeat="repeat" draw:fill-image-ref-point-x="0%" draw:fill-image-ref-point-y="0%" draw:fill-image-ref-point="center" draw:tile-repeat-offset="0% vertical"/>
      <style:text-properties fo:text-shadow="1pt 1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/>
      <style:paragraph-properties fo:text-align="center"/>
      <style:text-properties fo:font-size="18pt"/>
    </style:style>
    <style:style style:name="P21" style:family="paragraph">
      <style:paragraph-properties fo:text-align="center"/>
      <style:text-properties fo:font-size="20pt" style:font-size-asian="20pt" style:font-size-complex="28pt"/>
    </style:style>
    <style:style style:name="P22" style:family="paragraph">
      <style:paragraph-properties fo:text-align="center"/>
      <style:text-properties fo:font-size="24pt" style:font-size-asian="24pt" style:font-size-complex="24pt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  <style:text-properties style:font-name="IPAexGothic1" fo:font-size="26pt" style:font-name-asian="IPAexGothic1" style:font-size-asian="26pt" style:font-size-complex="26pt"/>
    </style:style>
    <style:style style:name="P25" style:family="paragraph">
      <loext:graphic-properties draw:fill="none" draw:fill-color="#ffffff"/>
    </style:style>
    <style:style style:name="P26" style:family="paragraph">
      <style:paragraph-properties fo:text-align="center"/>
      <style:text-properties fo:font-size="28pt" style:font-size-asian="28pt" style:font-size-complex="28pt"/>
    </style:style>
    <style:style style:name="P27" style:family="paragraph">
      <loext:graphic-properties draw:fill="none" draw:fill-color="#ffffff"/>
      <style:text-properties fo:font-size="24pt" style:font-size-asian="24pt" style:font-size-complex="18pt"/>
    </style:style>
    <style:style style:name="P28" style:family="paragraph">
      <loext:graphic-properties draw:fill="none" draw:fill-color="#ffffff"/>
      <style:text-properties fo:font-size="20pt" style:font-size-asian="20pt" style:font-size-complex="18pt"/>
    </style:style>
    <style:style style:name="P29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text-shadow="1pt 1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14pt" fo:font-weight="bold" style:font-size-asian="13pt" style:font-weight-asian="bold" style:font-size-complex="18pt"/>
    </style:style>
    <style:style style:name="T4" style:family="text">
      <style:text-properties fo:font-size="14pt" style:font-size-asian="13pt" style:font-size-complex="18pt"/>
    </style:style>
    <style:style style:name="T5" style:family="text">
      <style:text-properties fo:font-size="18pt" fo:text-shadow="1pt 1pt" style:font-size-asian="18pt" style:font-size-complex="18pt"/>
    </style:style>
    <style:style style:name="T6" style:family="text">
      <style:text-properties fo:font-size="16pt" fo:text-shadow="1pt 1pt" fo:font-weight="bold" style:font-size-asian="16pt" style:font-weight-asian="bold" style:font-size-complex="28pt"/>
    </style:style>
    <style:style style:name="T7" style:family="text">
      <style:text-properties style:text-outline="false" fo:font-size="14pt" fo:text-shadow="1pt 1pt" style:font-size-asian="14pt" style:font-size-complex="18pt"/>
    </style:style>
    <style:style style:name="T8" style:family="text">
      <style:text-properties fo:font-size="14pt" style:font-size-asian="13pt"/>
    </style:style>
    <style:style style:name="T9" style:family="text">
      <style:text-properties fo:font-size="16pt" style:font-size-asian="16pt" style:font-size-complex="18pt"/>
    </style:style>
    <style:style style:name="T10" style:family="text">
      <style:text-properties style:text-outline="false" fo:font-size="13pt" fo:text-shadow="1pt 1pt" style:font-size-asian="13pt" style:font-size-complex="18pt"/>
    </style:style>
    <style:style style:name="T11" style:family="text">
      <style:text-properties fo:font-size="13pt" style:font-size-asian="13pt" style:font-size-complex="18pt"/>
    </style:style>
    <style:style style:name="T12" style:family="text">
      <style:text-properties fo:font-size="1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 style:font-size-asian="20pt" style:font-size-complex="24pt"/>
    </style:style>
    <style:style style:name="T15" style:family="text">
      <style:text-properties style:text-outline="true" fo:font-size="20pt" style:font-size-asian="20pt" style:font-size-complex="24pt"/>
    </style:style>
    <style:style style:name="T16" style:family="text">
      <style:text-properties style:font-name="IPAexGothic1" fo:font-size="26pt" style:font-name-asian="IPAexGothic1" style:font-size-asian="26pt" style:font-size-complex="26pt"/>
    </style:style>
    <style:style style:name="T17" style:family="text">
      <style:text-properties style:font-name="IPAexGothic1" fo:font-size="20pt" style:font-name-asian="IPAexGothic1" style:font-size-asian="20pt" style:font-size-complex="20pt"/>
    </style:style>
    <style:style style:name="T18" style:family="text">
      <style:text-properties style:font-name="IPAexGothic1" fo:font-size="36pt" style:font-name-asian="IPAexGothic1" style:font-size-asian="36pt" style:font-size-complex="36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4pt" style:font-size-asian="24pt" style:font-size-complex="18pt"/>
    </style:style>
    <style:style style:name="T21" style:family="text">
      <style:text-properties style:font-name="IPAexGothic" fo:font-size="6pt" style:font-size-asian="18pt" style:font-size-complex="18pt"/>
    </style:style>
    <style:style style:name="T22" style:family="text">
      <style:text-properties fo:font-size="32pt" style:font-size-asian="18pt" style:font-size-complex="18pt"/>
    </style:style>
    <style:style style:name="T23" style:family="text">
      <style:text-properties style:text-outline="true" fo:font-size="24pt" style:font-size-asian="24pt" style:font-size-complex="24pt"/>
    </style:style>
    <style:style style:name="T24" style:family="text">
      <style:text-properties fo:font-size="20pt" style:font-size-asian="20pt" style:font-size-complex="18pt"/>
    </style:style>
    <style:style style:name="T25" style:family="text">
      <style:text-properties fo:font-size="20pt" style:font-size-asian="20pt" style:font-size-complex="28pt"/>
    </style:style>
    <style:style style:name="T2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969cm" svg:height="1.673cm" svg:x="2.924cm" svg:y="15.097cm">
          <draw:text-box>
            <text:p text:style-name="P1"><text:span text:style-name="T1">Inp</text:span><text:span text:style-name="T1">ut </text:span><text:span text:style-name="T1">Ima</text:span><text:span text:style-name="T1">ge</text:span></text:p>
            <text:p text:style-name="P1"><text:span text:style-name="T1">(w×</text:span><text:span text:style-name="T1">h×3</text:span><text:span text:style-name="T1">)</text:span></text:p>
          </draw:text-box>
        </draw:frame>
        <draw:custom-shape draw:style-name="gr2" draw:text-style-name="P4" draw:layer="layout" svg:width="5.588cm" svg:height="7.874cm" svg:x="2.143cm" svg:y="6.842cm">
          <text:p text:style-name="P3"><text:span text:style-name="T2">Backbone (CNN)</text:span></text:p>
          <text:p text:style-name="P3"><text:span text:style-name="T3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5.13cm" svg:height="1.143cm" svg:x="2.347cm" svg:y="12.6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734cm" svg:height="1.002cm" svg:x="3.185cm" svg:y="11.5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draw:layer="layout" svg:width="2.552cm" svg:height="1.039cm" svg:x="3.801cm" svg:y="9.0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xml:id="id5" draw:id="id5" draw:layer="layout" svg:width="1.824cm" svg:height="1.009cm" svg:x="4.106cm" svg:y="7.6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4" draw:layer="layout" svg:width="11.049cm" svg:height="8.636cm" svg:x="8.62cm" svg:y="3.921cm">
          <text:p text:style-name="P3"><text:span text:style-name="T2">RPN</text:span></text:p>
          <text:p text:style-name="P3"><text:span text:style-name="T2"/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4.937cm" svg:y1="11.414cm" svg:x2="4.937cm" svg:y2="10.398cm">
          <text:p/>
        </draw:line>
        <draw:line draw:style-name="gr9" draw:text-style-name="P4" draw:layer="layout" svg:x1="4.921cm" svg:y1="13.194cm" svg:x2="4.956cm" svg:y2="12.538cm">
          <text:p/>
        </draw:line>
        <draw:line draw:style-name="gr9" draw:text-style-name="P4" draw:layer="layout" svg:x1="4.956cm" svg:y1="9.363cm" svg:x2="4.956cm" svg:y2="8.728cm">
          <text:p/>
        </draw:line>
        <draw:custom-shape draw:style-name="gr10" draw:text-style-name="P5" xml:id="id7" draw:id="id7" draw:layer="layout" svg:width="3.302cm" svg:height="1.524cm" svg:x="8.966cm" svg:y="13.962cm">
          <text:p text:style-name="P3"><text:span text:style-name="T2">RoI</text:span></text:p>
          <text:p text:style-name="P3"><text:span text:style-name="T2">Poo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6" draw:id="id6" draw:layer="layout" svg:width="1.07cm" svg:height="2.667cm" svg:x="10.283cm" svg:y="6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5" xml:id="id3" draw:id="id3" draw:layer="layout" svg:width="2.018cm" svg:height="0.889cm" svg:x="17.256cm" svg:y="7.731cm">
          <text:p text:style-name="P3"><text:span text:style-name="T2">N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4" draw:layer="layout" draw:type="line" svg:x1="4.908cm" svg:y1="15.097cm" svg:x2="4.912cm" svg:y2="13.808cm" draw:start-shape="id1" draw:start-glue-point="0" draw:end-shape="id2" draw:end-glue-point="2" svg:d="M4908 15097l4-1289" svg:viewBox="0 0 5 1290">
          <text:p/>
        </draw:connector>
        <draw:custom-shape draw:style-name="gr14" draw:text-style-name="P5" xml:id="id13" draw:id="id13" draw:layer="layout" svg:width="2.92cm" svg:height="1.524cm" svg:x="22.06cm" svg:y="12.896cm">
          <text:p text:style-name="P3"><text:span text:style-name="T2">Class</text:span></text:p>
          <text:p text:style-name="P3"><text:span text:style-name="T2">F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4" draw:layer="layout" draw:type="line" svg:x1="19.274cm" svg:y1="8.175cm" svg:x2="25.504cm" svg:y2="8.186cm" draw:start-shape="id3" draw:start-glue-point="1" draw:end-shape="id4" draw:end-glue-point="3" svg:d="M19274 8175l6230 11" svg:viewBox="0 0 6231 12">
          <text:p/>
        </draw:connector>
        <draw:frame draw:style-name="gr15" draw:text-style-name="P6" xml:id="id4" draw:id="id4" draw:layer="layout" svg:width="2.016cm" svg:height="1.673cm" svg:x="25.504cm" svg:y="7.35cm">
          <draw:text-box>
            <text:p><text:span text:style-name="T5">Ro</text:span><text:span text:style-name="T5">Is</text:span></text:p>
            <text:p><text:span text:style-name="T5">(n×</text:span><text:span text:style-name="T5">5)</text:span></text:p>
          </draw:text-box>
        </draw:frame>
        <draw:custom-shape draw:style-name="gr16" draw:text-style-name="P5" xml:id="id9" draw:id="id9" draw:layer="layout" svg:width="2.794cm" svg:height="2.286cm" svg:x="15.097cm" svg:y="13.573cm">
          <text:p text:style-name="P3"><text:span text:style-name="T2">Feature</text:span></text:p>
          <text:p text:style-name="P3"><text:span text:style-name="T2">Extract</text:span></text:p>
          <text:p text:style-name="P3"><text:span text:style-name="T2">F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xml:id="id10" draw:id="id10" draw:layer="layout" svg:width="2.859cm" svg:height="0.762cm" svg:x="18.653cm" svg:y="14.335cm">
          <text:p text:style-name="P3"><text:span text:style-name="T6">n×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3" draw:text-style-name="P4" draw:layer="layout" draw:type="line" svg:x1="5.93cm" svg:y1="8.191cm" svg:x2="10.283cm" svg:y2="8.139cm" draw:start-shape="id5" draw:start-glue-point="1" draw:end-shape="id6" draw:end-glue-point="3" svg:d="M5930 8191l4353-52" svg:viewBox="0 0 4354 53">
          <text:p/>
        </draw:connector>
        <draw:frame draw:style-name="gr18" draw:text-style-name="P2" draw:layer="layout" svg:width="3.483cm" svg:height="0.962cm" svg:x="3.48cm" svg:y="6.877cm">
          <draw:text-box>
            <text:p text:style-name="P1"><text:span text:style-name="T1">W×H×128</text:span></text:p>
          </draw:text-box>
        </draw:frame>
        <draw:frame draw:style-name="gr19" draw:text-style-name="P2" draw:layer="layout" svg:width="3.467cm" svg:height="0.962cm" svg:x="8.944cm" svg:y="9.382cm">
          <draw:text-box>
            <text:p text:style-name="P1"><text:span text:style-name="T1">W×H×512</text:span></text:p>
          </draw:text-box>
        </draw:frame>
        <draw:custom-shape draw:style-name="gr11" draw:text-style-name="P3" xml:id="id12" draw:id="id12" draw:layer="layout" svg:width="1.07cm" svg:height="2.667cm" svg:x="15.508cm" svg:y="4.3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0" draw:text-style-name="P2" draw:layer="layout" svg:width="3.678cm" svg:height="1.673cm" svg:x="13.954cm" svg:y="6.928cm">
          <draw:text-box>
            <text:p text:style-name="P1"><text:span text:style-name="T1">Objectness</text:span></text:p>
            <text:p text:style-name="P1"><text:span text:style-name="T1">(W×H×2k)</text:span></text:p>
          </draw:text-box>
        </draw:frame>
        <draw:custom-shape draw:style-name="gr11" draw:text-style-name="P3" xml:id="id11" draw:id="id11" draw:layer="layout" svg:width="1.07cm" svg:height="2.667cm" svg:x="15.508cm" svg:y="8.9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9" draw:text-style-name="P2" draw:layer="layout" svg:width="3.467cm" svg:height="1.673cm" svg:x="15.765cm" svg:y="10.728cm">
          <draw:text-box>
            <text:p text:style-name="P1"><text:span text:style-name="T1">RoIs </text:span><text:span text:style-name="T1">(W×H×4k)</text:span></text:p>
          </draw:text-box>
        </draw:frame>
        <draw:frame draw:style-name="gr21" draw:text-style-name="P2" draw:layer="layout" svg:width="2.059cm" svg:height="1.673cm" svg:x="8.339cm" svg:y="6.461cm">
          <draw:text-box>
            <text:p text:style-name="P1"><text:span text:style-name="T1">3×3</text:span></text:p>
            <text:p text:style-name="P1"><text:span text:style-name="T1">Conv</text:span></text:p>
          </draw:text-box>
        </draw:frame>
        <draw:frame draw:style-name="gr22" draw:text-style-name="P2" draw:layer="layout" svg:width="2.07cm" svg:height="1.673cm" svg:x="12.684cm" svg:y="9.509cm">
          <draw:text-box>
            <text:p text:style-name="P1"><text:span text:style-name="T1">1×1</text:span></text:p>
            <text:p text:style-name="P1"><text:span text:style-name="T1">Conv</text:span></text:p>
          </draw:text-box>
        </draw:frame>
        <draw:custom-shape draw:style-name="gr23" draw:text-style-name="P5" xml:id="id14" draw:id="id14" draw:layer="layout" svg:width="2.92cm" svg:height="1.397cm" svg:x="22.061cm" svg:y="14.924cm">
          <text:p text:style-name="P3"><text:span text:style-name="T2">Regress</text:span></text:p>
          <text:p text:style-name="P3"><text:span text:style-name="T2">F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4" draw:layer="layout" draw:line-skew="0.503cm 1.647cm" svg:x1="19.274cm" svg:y1="8.175cm" svg:x2="10.617cm" svg:y2="13.962cm" draw:start-shape="id3" draw:start-glue-point="1" draw:end-shape="id7" draw:end-glue-point="0" svg:d="M19274 8175h1030v4763h-9687v1024" svg:viewBox="0 0 9688 5788">
          <text:p/>
        </draw:connector>
        <draw:connector draw:style-name="gr13" draw:text-style-name="P4" draw:layer="layout" draw:line-skew="0.676cm" svg:x1="5.93cm" svg:y1="8.191cm" svg:x2="8.966cm" svg:y2="14.724cm" draw:start-shape="id5" draw:start-glue-point="1" draw:end-shape="id7" draw:end-glue-point="3" svg:d="M5930 8191h2182v6533h854" svg:viewBox="0 0 3037 6534">
          <text:p/>
        </draw:connector>
        <draw:custom-shape draw:style-name="gr24" draw:text-style-name="P3" xml:id="id8" draw:id="id8" draw:layer="layout" svg:width="1.07cm" svg:height="2.54cm" svg:x="13.1cm" svg:y="13.4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5" draw:text-style-name="P2" draw:layer="layout" svg:width="3.809cm" svg:height="0.962cm" svg:x="11.541cm" svg:y="15.913cm">
          <draw:text-box>
            <text:p text:style-name="P1"><text:span text:style-name="T1">n×7×7×128</text:span></text:p>
          </draw:text-box>
        </draw:frame>
        <draw:connector draw:style-name="gr13" draw:text-style-name="P4" draw:layer="layout" draw:type="line" svg:x1="12.268cm" svg:y1="14.724cm" svg:x2="13.1cm" svg:y2="14.716cm" draw:start-shape="id7" draw:start-glue-point="1" draw:end-shape="id8" draw:end-glue-point="3" svg:d="M12268 14724l832-8" svg:viewBox="0 0 833 9">
          <text:p/>
        </draw:connector>
        <draw:connector draw:style-name="gr13" draw:text-style-name="P4" draw:layer="layout" draw:type="line" svg:x1="14.17cm" svg:y1="14.716cm" svg:x2="15.097cm" svg:y2="14.716cm" draw:start-shape="id8" draw:start-glue-point="1" draw:end-shape="id9" draw:end-glue-point="3" svg:d="M14170 14716h927" svg:viewBox="0 0 928 1">
          <text:p/>
        </draw:connector>
        <draw:connector draw:style-name="gr13" draw:text-style-name="P4" draw:layer="layout" draw:type="line" svg:x1="17.891cm" svg:y1="14.716cm" svg:x2="18.653cm" svg:y2="14.716cm" draw:start-shape="id9" draw:start-glue-point="1" draw:end-shape="id10" draw:end-glue-point="3" svg:d="M17891 14716h762" svg:viewBox="0 0 763 1">
          <text:p/>
        </draw:connector>
        <draw:connector draw:style-name="gr13" draw:text-style-name="P4" draw:layer="layout" draw:type="line" svg:x1="11.353cm" svg:y1="8.139cm" svg:x2="15.508cm" svg:y2="10.321cm" draw:start-shape="id6" draw:start-glue-point="1" draw:end-shape="id11" draw:end-glue-point="3" svg:d="M11353 8139l4155 2182" svg:viewBox="0 0 4156 2183">
          <text:p/>
        </draw:connector>
        <draw:connector draw:style-name="gr13" draw:text-style-name="P4" draw:layer="layout" draw:type="line" svg:x1="11.328cm" svg:y1="8.114cm" svg:x2="15.508cm" svg:y2="5.721cm" draw:end-shape="id12" draw:end-glue-point="3" svg:d="M11328 8114l4180-2393" svg:viewBox="0 0 4181 2394">
          <text:p/>
        </draw:connector>
        <draw:frame draw:style-name="gr22" draw:text-style-name="P2" draw:layer="layout" svg:width="2.07cm" svg:height="1.673cm" svg:x="12.284cm" svg:y="5.11cm">
          <draw:text-box>
            <text:p text:style-name="P1"><text:span text:style-name="T1">1×1</text:span></text:p>
            <text:p text:style-name="P1"><text:span text:style-name="T1">Conv</text:span></text:p>
          </draw:text-box>
        </draw:frame>
        <draw:connector draw:style-name="gr13" draw:text-style-name="P4" draw:layer="layout" draw:type="line" svg:x1="16.578cm" svg:y1="5.721cm" svg:x2="18.265cm" svg:y2="7.731cm" draw:start-shape="id12" draw:start-glue-point="1" draw:end-shape="id3" draw:end-glue-point="0" svg:d="M16578 5721l1687 2010" svg:viewBox="0 0 1688 2011">
          <text:p/>
        </draw:connector>
        <draw:connector draw:style-name="gr13" draw:text-style-name="P4" draw:layer="layout" draw:type="line" svg:x1="16.578cm" svg:y1="10.321cm" svg:x2="18.265cm" svg:y2="8.62cm" draw:start-shape="id11" draw:start-glue-point="1" draw:end-shape="id3" draw:end-glue-point="2" svg:d="M16578 10321l1687-1701" svg:viewBox="0 0 1688 1702">
          <text:p/>
        </draw:connector>
        <draw:connector draw:style-name="gr13" draw:text-style-name="P4" draw:layer="layout" draw:type="line" svg:x1="21.512cm" svg:y1="14.62cm" svg:x2="22.06cm" svg:y2="13.658cm" draw:start-shape="id10" draw:start-glue-point="9" draw:end-shape="id13" draw:end-glue-point="3" svg:d="M21512 14620l548-962" svg:viewBox="0 0 549 963">
          <text:p/>
        </draw:connector>
        <draw:connector draw:style-name="gr13" draw:text-style-name="P4" draw:layer="layout" draw:type="line" svg:x1="21.512cm" svg:y1="14.62cm" svg:x2="22.061cm" svg:y2="15.622cm" draw:start-shape="id10" draw:start-glue-point="9" draw:end-shape="id14" draw:end-glue-point="3" svg:d="M21512 14620l549 1002" svg:viewBox="0 0 550 1003">
          <text:p/>
        </draw:connector>
        <draw:frame draw:style-name="gr26" draw:text-style-name="P6" xml:id="id15" draw:id="id15" draw:layer="layout" svg:width="2.159cm" svg:height="1.673cm" svg:x="25.573cm" svg:y="12.822cm">
          <draw:text-box>
            <text:p><text:span text:style-name="T5">Class</text:span></text:p>
            <text:p><text:span text:style-name="T5">(n×C)</text:span></text:p>
          </draw:text-box>
        </draw:frame>
        <draw:frame draw:style-name="gr27" draw:text-style-name="P6" xml:id="id16" draw:id="id16" draw:layer="layout" svg:width="2.421cm" svg:height="2.384cm" svg:x="25.562cm" svg:y="14.424cm">
          <draw:text-box>
            <text:p><text:span text:style-name="T5">B</text:span><text:span text:style-name="T5">o</text:span><text:span text:style-name="T5">x</text:span></text:p>
            <text:p><text:span text:style-name="T5">R</text:span><text:span text:style-name="T5">e</text:span><text:span text:style-name="T5">fi</text:span><text:span text:style-name="T5">n</text:span><text:span text:style-name="T5">e</text:span></text:p>
            <text:p><text:span text:style-name="T5">(</text:span><text:span text:style-name="T5">n</text:span><text:span text:style-name="T5">×</text:span><text:span text:style-name="T5">4</text:span><text:span text:style-name="T5">)</text:span></text:p>
          </draw:text-box>
        </draw:frame>
        <draw:connector draw:style-name="gr13" draw:text-style-name="P4" draw:layer="layout" draw:type="line" svg:x1="24.98cm" svg:y1="13.658cm" svg:x2="25.573cm" svg:y2="13.658cm" draw:start-shape="id13" draw:start-glue-point="1" draw:end-shape="id15" draw:end-glue-point="3" svg:d="M24980 13658h593" svg:viewBox="0 0 594 1">
          <text:p/>
        </draw:connector>
        <draw:connector draw:style-name="gr13" draw:text-style-name="P4" draw:layer="layout" draw:type="line" svg:x1="24.981cm" svg:y1="15.622cm" svg:x2="25.562cm" svg:y2="15.616cm" draw:start-shape="id14" draw:start-glue-point="1" draw:end-shape="id16" svg:d="M24981 15622l581-6" svg:viewBox="0 0 582 7">
          <text:p/>
        </draw:connector>
        <draw:frame draw:style-name="gr28" draw:text-style-name="P10" draw:layer="layout" svg:width="6.985cm" svg:height="3.095cm" svg:x="20.812cm" svg:y="3.874cm">
          <draw:text-box>
            <text:p text:style-name="P8"><text:span text:style-name="T1">W×H: </text:span><text:span text:style-name="T1">feature map </text:span><text:span text:style-name="T1">size</text:span></text:p>
            <text:p text:style-name="P9"><text:span text:style-name="T1">k: # of </text:span><text:span text:style-name="T1">anchors</text:span></text:p>
            <text:p text:style-name="P8"><text:span text:style-name="T1">n: # of </text:span><text:span text:style-name="T1">proposals</text:span></text:p>
            <text:p text:style-name="P8"><text:span text:style-name="T1">C: # of </text:span><text:span text:style-name="T1">classes</text:span></text:p>
          </draw:text-box>
        </draw:frame>
      </draw:page>
      <draw:page draw:name="page2" draw:style-name="dp1" draw:master-page-name="Default"/>
      <draw:page draw:name="page3" draw:style-name="dp1" draw:master-page-name="Default">
        <draw:frame draw:style-name="gr1" draw:text-style-name="P11" xml:id="id22" draw:id="id22" draw:layer="layout" svg:width="3.969cm" svg:height="0.962cm" svg:x="2.924cm" svg:y="15.097cm">
          <draw:text-box>
            <text:p><text:span text:style-name="T1">Input Image</text:span></text:p>
          </draw:text-box>
        </draw:frame>
        <draw:custom-shape draw:style-name="gr29" draw:text-style-name="P4" draw:layer="layout" svg:width="6.385cm" svg:height="7.258cm" svg:x="1.905cm" svg:y="7.458cm">
          <text:p text:style-name="P3"><text:span text:style-name="T2">Backbone</text:span></text:p>
          <text:p text:style-name="P3"><text:span text:style-name="T3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3" xml:id="id23" draw:id="id23" draw:layer="layout" svg:width="5.13cm" svg:height="1.143cm" svg:x="2.347cm" svg:y="12.6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734cm" svg:height="1.002cm" svg:x="3.185cm" svg:y="11.5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draw:layer="layout" svg:width="2.552cm" svg:height="1.039cm" svg:x="3.801cm" svg:y="9.0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draw:layer="layout" svg:width="1.824cm" svg:height="1.009cm" svg:x="4.106cm" svg:y="7.6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3" draw:layer="layout" svg:width="2.512cm" svg:height="0.948cm" svg:x="9.402cm" svg:y="9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3" draw:layer="layout" svg:width="1.905cm" svg:height="1.009cm" svg:x="9.687cm" svg:y="8.2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4" draw:layer="layout" svg:x1="4.956cm" svg:y1="11.903cm" svg:x2="4.956cm" svg:y2="11.395cm">
          <text:p/>
        </draw:line>
        <draw:line draw:style-name="gr9" draw:text-style-name="P4" draw:layer="layout" svg:x1="10.576cm" svg:y1="9.255cm" svg:x2="10.576cm" svg:y2="10.144cm">
          <text:p/>
        </draw:line>
        <draw:line draw:style-name="gr9" draw:text-style-name="P4" draw:layer="layout" svg:x1="6.099cm" svg:y1="9.49cm" svg:x2="10.576cm" svg:y2="9.509cm">
          <text:p/>
        </draw:line>
        <draw:custom-shape draw:style-name="gr32" draw:text-style-name="P3" draw:layer="layout" svg:width="1.705cm" svg:height="1.02cm" svg:x="9.814cm" svg:y="6.9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3" xml:id="id20" draw:id="id20" draw:layer="layout" svg:width="3.005cm" svg:height="0.927cm" svg:x="9.095cm" svg:y="11.0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4" draw:layer="layout" svg:x1="10.576cm" svg:y1="10.652cm" svg:x2="10.576cm" svg:y2="11.414cm">
          <text:p/>
        </draw:line>
        <draw:custom-shape draw:style-name="gr34" draw:text-style-name="P4" draw:layer="layout" svg:width="3.461cm" svg:height="8.636cm" svg:x="8.893cm" svg:y="4.048cm">
          <text:p text:style-name="P3"><text:span text:style-name="T2">Feature</text:span></text:p>
          <text:p text:style-name="P3"><text:span text:style-name="T2">Pyramid</text:span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3.005cm" svg:height="0.927cm" svg:x="3.502cm" svg:y="10.5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4" draw:layer="layout" svg:x1="6.199cm" svg:y1="11.009cm" svg:x2="10.576cm" svg:y2="11.033cm">
          <text:p/>
        </draw:line>
        <draw:line draw:style-name="gr9" draw:text-style-name="P4" draw:layer="layout" svg:x1="4.956cm" svg:y1="10.887cm" svg:x2="4.956cm" svg:y2="9.998cm">
          <text:p/>
        </draw:line>
        <draw:line draw:style-name="gr9" draw:text-style-name="P4" draw:layer="layout" svg:x1="4.921cm" svg:y1="13.194cm" svg:x2="4.956cm" svg:y2="12.538cm">
          <text:p/>
        </draw:line>
        <draw:line draw:style-name="gr9" draw:text-style-name="P4" draw:layer="layout" svg:x1="4.956cm" svg:y1="9.363cm" svg:x2="4.956cm" svg:y2="8.728cm">
          <text:p/>
        </draw:line>
        <draw:frame draw:style-name="gr15" draw:text-style-name="P6" draw:layer="layout" svg:width="6.172cm" svg:height="1.673cm" svg:x="13.556cm" svg:y="6.115cm">
          <draw:text-box>
            <text:p><text:span text:style-name="T5">Box, </text:span><text:span text:style-name="T5">Clas</text:span><text:span text:style-name="T5">s, </text:span></text:p>
            <text:p><text:span text:style-name="T5">k </text:span><text:span text:style-name="T5">Mas</text:span><text:span text:style-name="T5">k </text:span><text:span text:style-name="T5">Coef</text:span><text:span text:style-name="T5">ficie</text:span><text:span text:style-name="T5">nts</text:span></text:p>
          </draw:text-box>
        </draw:frame>
        <draw:custom-shape draw:style-name="gr10" draw:text-style-name="P5" xml:id="id29" draw:id="id29" draw:layer="layout" svg:width="3.302cm" svg:height="1.524cm" svg:x="13.443cm" svg:y="7.785cm">
          <text:p text:style-name="P3"><text:span text:style-name="T2">Prediction</text:span></text:p>
          <text:p text:style-name="P3"><text:span text:style-name="T2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draw:layer="layout" svg:width="1.705cm" svg:height="1.016cm" svg:x="9.814cm" svg:y="5.57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4" draw:layer="layout" svg:x1="10.574cm" svg:y1="8.535cm" svg:x2="10.576cm" svg:y2="7.985cm">
          <text:p/>
        </draw:line>
        <draw:line draw:style-name="gr9" draw:text-style-name="P4" draw:layer="layout" svg:x1="10.573cm" svg:y1="7.156cm" svg:x2="10.575cm" svg:y2="6.606cm">
          <text:p/>
        </draw:line>
        <draw:line draw:style-name="gr9" draw:text-style-name="P4" draw:layer="layout" svg:x1="5.623cm" svg:y1="8.239cm" svg:x2="9.814cm" svg:y2="8.747cm">
          <text:p/>
        </draw:line>
        <draw:custom-shape draw:style-name="gr36" draw:text-style-name="P12" draw:layer="layout" svg:width="0.381cm" svg:height="0.381cm" svg:x="10.356cm" svg:y="9.29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6" draw:text-style-name="P12" draw:layer="layout" svg:width="0.381cm" svg:height="0.381cm" svg:x="10.356cm" svg:y="10.79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7" draw:text-style-name="P4" xml:id="id28" draw:id="id28" draw:layer="layout" svg:width="0.381cm" svg:height="5.969cm" svg:x="12.408cm" svg:y="5.5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5" xml:id="id19" draw:id="id19" draw:layer="layout" svg:width="2.018cm" svg:height="0.889cm" svg:x="17.44cm" svg:y="8.112cm">
          <text:p text:style-name="P3"><text:span text:style-name="T2">N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3" xml:id="id17" draw:id="id17" draw:layer="layout" svg:width="3.083cm" svg:height="0.762cm" svg:x="13.335cm" svg:y="12.684cm">
          <text:p text:style-name="P3"><text:span text:style-name="T2">Proto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2" xml:id="id18" draw:id="id18" draw:layer="layout" svg:width="0.508cm" svg:height="0.508cm" svg:x="18.134cm" svg:y="10.363cm">
          <text:p/>
          <draw:enhanced-geometry svg:viewBox="0 0 21600 21600" draw:mirror-horizontal="tru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5" draw:text-style-name="P6" xml:id="id25" draw:id="id25" draw:layer="layout" svg:width="2.633cm" svg:height="1.673cm" svg:x="26.061cm" svg:y="9.782cm">
          <draw:text-box>
            <text:p><text:span text:style-name="T5">Mas</text:span><text:span text:style-name="T5">k</text:span></text:p>
            <text:p><text:span text:style-name="T5">Outp</text:span><text:span text:style-name="T5">ut</text:span></text:p>
          </draw:text-box>
        </draw:frame>
        <draw:connector draw:style-name="gr13" draw:text-style-name="P4" draw:layer="layout" svg:x1="16.418cm" svg:y1="13.065cm" svg:x2="18.389cm" svg:y2="10.871cm" draw:start-shape="id17" draw:start-glue-point="1" draw:end-shape="id18" draw:end-glue-point="8" svg:d="M16418 13065h1971v-2194" svg:viewBox="0 0 1972 2195">
          <text:p/>
        </draw:connector>
        <draw:connector draw:style-name="gr13" draw:text-style-name="P4" draw:layer="layout" draw:type="line" svg:x1="18.449cm" svg:y1="9.001cm" svg:x2="18.389cm" svg:y2="10.363cm" draw:start-shape="id19" draw:start-glue-point="2" draw:end-shape="id18" draw:end-glue-point="4" svg:d="M18449 9001l-60 1362" svg:viewBox="0 0 61 1363">
          <text:p/>
        </draw:connector>
        <draw:connector draw:style-name="gr13" draw:text-style-name="P4" draw:layer="layout" svg:x1="10.597cm" svg:y1="11.96cm" svg:x2="13.335cm" svg:y2="13.065cm" draw:start-shape="id20" draw:start-glue-point="2" draw:end-shape="id17" draw:end-glue-point="3" svg:d="M10597 11960v1105h2738" svg:viewBox="0 0 2739 1106">
          <text:p/>
        </draw:connector>
        <draw:connector draw:style-name="gr13" draw:text-style-name="P4" draw:layer="layout" draw:type="line" svg:x1="18.642cm" svg:y1="10.617cm" svg:x2="19.674cm" svg:y2="10.618cm" draw:start-shape="id18" draw:start-glue-point="6" draw:end-shape="id21" draw:end-glue-point="3" svg:d="M18642 10617l1032 1" svg:viewBox="0 0 1033 2">
          <text:p/>
        </draw:connector>
        <draw:connector draw:style-name="gr13" draw:text-style-name="P4" draw:layer="layout" draw:type="line" svg:x1="4.908cm" svg:y1="15.097cm" svg:x2="4.912cm" svg:y2="13.808cm" draw:start-shape="id22" draw:start-glue-point="0" draw:end-shape="id23" draw:end-glue-point="2" svg:d="M4908 15097l4-1289" svg:viewBox="0 0 5 1290">
          <text:p/>
        </draw:connector>
        <draw:custom-shape draw:style-name="gr40" draw:text-style-name="P5" xml:id="id21" draw:id="id21" draw:layer="layout" svg:width="1.799cm" svg:height="0.762cm" svg:x="19.674cm" svg:y="10.237cm">
          <text:p text:style-name="P3"><text:span text:style-name="T2">Cr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5" xml:id="id24" draw:id="id24" draw:layer="layout" svg:width="3.429cm" svg:height="0.762cm" svg:x="21.971cm" svg:y="10.237cm">
          <text:p text:style-name="P3"><text:span text:style-name="T2">Thresho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4" draw:layer="layout" draw:type="line" svg:x1="21.473cm" svg:y1="10.618cm" svg:x2="21.971cm" svg:y2="10.618cm" draw:start-shape="id21" draw:start-glue-point="1" draw:end-shape="id24" draw:end-glue-point="3" svg:d="M21473 10618h498" svg:viewBox="0 0 499 1">
          <text:p/>
        </draw:connector>
        <draw:connector draw:style-name="gr13" draw:text-style-name="P4" draw:layer="layout" draw:type="line" svg:x1="25.4cm" svg:y1="10.618cm" svg:x2="26.061cm" svg:y2="10.618cm" draw:start-shape="id24" draw:start-glue-point="1" draw:end-shape="id25" draw:end-glue-point="3" svg:d="M25400 10618h661" svg:viewBox="0 0 662 1">
          <text:p/>
        </draw:connector>
        <draw:frame draw:style-name="gr42" draw:text-style-name="P6" draw:layer="layout" svg:width="4.048cm" svg:height="1.046cm" svg:x="14.859cm" svg:y="13.416cm">
          <draw:text-box>
            <text:p><text:span text:style-name="T5">k prototypes</text:span></text:p>
          </draw:text-box>
        </draw:frame>
        <draw:custom-shape draw:style-name="gr43" draw:text-style-name="P5" xml:id="id26" draw:id="id26" draw:layer="layout" svg:width="3.683cm" svg:height="2.468cm" svg:x="18.75cm" svg:y="11.64cm">
          <text:p text:style-name="P3"><text:span text:style-name="T2">Fast Mask</text:span></text:p>
          <text:p text:style-name="P3"><text:span text:style-name="T2">Re-scoring</text:span></text:p>
          <text:p text:style-name="P3"><text:span text:style-name="T2">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4" draw:layer="layout" draw:type="line" svg:x1="20.573cm" svg:y1="10.999cm" svg:x2="20.591cm" svg:y2="11.64cm" draw:start-shape="id21" draw:start-glue-point="2" draw:end-shape="id26" draw:end-glue-point="0" svg:d="M20573 10999l18 641" svg:viewBox="0 0 19 642">
          <text:p/>
        </draw:connector>
        <draw:custom-shape draw:style-name="gr17" draw:text-style-name="P7" xml:id="id27" draw:id="id27" draw:layer="layout" svg:width="2.859cm" svg:height="0.762cm" svg:x="23.43cm" svg:y="12.403cm">
          <text:p text:style-name="P3"><text:span text:style-name="T6">1×1×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3" draw:text-style-name="P4" draw:layer="layout" draw:type="line" svg:x1="22.433cm" svg:y1="12.874cm" svg:x2="23.43cm" svg:y2="12.88cm" draw:start-shape="id26" draw:start-glue-point="1" draw:end-shape="id27" draw:end-glue-point="6" svg:d="M22433 12874l997 6" svg:viewBox="0 0 998 7">
          <text:p/>
        </draw:connector>
        <draw:connector draw:style-name="gr13" draw:text-style-name="P4" draw:layer="layout" draw:type="line" svg:x1="12.789cm" svg:y1="8.557cm" svg:x2="13.443cm" svg:y2="8.547cm" draw:start-shape="id28" draw:start-glue-point="6" draw:end-shape="id29" draw:end-glue-point="3" svg:d="M12789 8557l654-10" svg:viewBox="0 0 655 11">
          <text:p/>
        </draw:connector>
        <draw:connector draw:style-name="gr13" draw:text-style-name="P4" draw:layer="layout" draw:type="line" svg:x1="16.745cm" svg:y1="8.547cm" svg:x2="17.44cm" svg:y2="8.556cm" draw:start-shape="id29" draw:start-glue-point="1" draw:end-shape="id19" draw:end-glue-point="3" svg:d="M16745 8547l695 9" svg:viewBox="0 0 696 10">
          <text:p/>
        </draw:connector>
        <draw:frame draw:style-name="gr1" draw:text-style-name="P6" draw:layer="layout" svg:width="3.384cm" svg:height="0.962cm" svg:x="23.262cm" svg:y="13.183cm">
          <draw:text-box>
            <text:p><text:span text:style-name="T5">Mask IoU</text:span></text:p>
          </draw:text-box>
        </draw:frame>
      </draw:page>
      <draw:page draw:name="page4" draw:style-name="dp1" draw:master-page-name="Default">
        <draw:line draw:style-name="gr44" draw:text-style-name="P4" draw:layer="layout" svg:x1="6.556cm" svg:y1="16.221cm" svg:x2="6.521cm" svg:y2="13.808cm">
          <text:p/>
        </draw:line>
        <draw:frame draw:style-name="gr45" draw:text-style-name="P11" draw:layer="layout" svg:width="3.852cm" svg:height="1.517cm" svg:x="4.651cm" svg:y="16.194cm">
          <draw:text-box>
            <text:p><text:span text:style-name="T1">Input Image</text:span></text:p>
            <text:p><text:span text:style-name="T7">608×608×3</text:span></text:p>
          </draw:text-box>
        </draw:frame>
        <draw:custom-shape draw:style-name="gr46" draw:text-style-name="P4" draw:layer="layout" svg:width="6.858cm" svg:height="7.258cm" svg:x="3.032cm" svg:y="7.458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pan text:style-name="T8"/></text:p>
          <text:p text:style-name="P3"><text:span text:style-name="T8"/></text:p>
          <text:p text:style-name="P3"><text:span text:style-name="T4"><text:s text:c="27"/></text:span><text:span text:style-name="T4">CSPDarknet5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13cm" svg:height="1.143cm" svg:x="3.947cm" svg:y="12.6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734cm" svg:height="1.002cm" svg:x="4.785cm" svg:y="11.5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draw:layer="layout" svg:width="2.552cm" svg:height="1.039cm" svg:x="5.401cm" svg:y="9.0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draw:layer="layout" svg:width="1.824cm" svg:height="1.009cm" svg:x="5.706cm" svg:y="7.6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3" draw:layer="layout" svg:width="2.512cm" svg:height="0.948cm" svg:x="11.002cm" svg:y="9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draw:layer="layout" svg:width="1.824cm" svg:height="1.009cm" svg:x="11.407cm" svg:y="6.9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4" draw:layer="layout" svg:x1="6.556cm" svg:y1="11.903cm" svg:x2="6.556cm" svg:y2="11.395cm">
          <text:p/>
        </draw:line>
        <draw:line draw:style-name="gr9" draw:text-style-name="P4" draw:layer="layout" svg:x1="6.556cm" svg:y1="7.966cm" svg:x2="6.556cm" svg:y2="6.442cm">
          <text:p/>
        </draw:line>
        <draw:g>
          <draw:connector draw:style-name="gr47" draw:text-style-name="P4" xml:id="id30" draw:id="id30" draw:layer="layout" svg:x1="13.414cm" svg:y1="12.877cm" svg:x2="17.732cm" svg:y2="12.877cm" svg:d="M13414 12877h4318" svg:viewBox="0 0 4319 1">
            <text:p/>
          </draw:connector>
          <draw:connector draw:style-name="gr48" draw:text-style-name="P4" draw:layer="layout" svg:x1="17.732cm" svg:y1="12.877cm" svg:x2="17.732cm" svg:y2="11.903cm" draw:start-shape="id30" draw:start-glue-point="3" svg:d="M17732 12877v-974" svg:viewBox="0 0 1 975">
            <text:p/>
          </draw:connector>
        </draw:g>
        <draw:line draw:style-name="gr9" draw:text-style-name="P4" draw:layer="layout" svg:x1="12.236cm" svg:y1="8.012cm" svg:x2="12.271cm" svg:y2="10.125cm">
          <text:p/>
        </draw:line>
        <draw:line draw:style-name="gr44" draw:text-style-name="P4" draw:layer="layout" svg:x1="7.699cm" svg:y1="9.49cm" svg:x2="12.271cm" svg:y2="8.982cm">
          <text:p/>
        </draw:line>
        <draw:line draw:style-name="gr44" draw:text-style-name="P4" draw:layer="layout" svg:x1="12.871cm" svg:y1="7.504cm" svg:x2="17.697cm" svg:y2="7.504cm">
          <text:p/>
        </draw:line>
        <draw:line draw:style-name="gr44" draw:text-style-name="P4" draw:layer="layout" svg:x1="13.287cm" svg:y1="10.125cm" svg:x2="17.732cm" svg:y2="10.125cm">
          <text:p/>
        </draw:line>
        <draw:frame draw:style-name="gr49" draw:text-style-name="P14" draw:layer="layout" svg:width="1.777cm" svg:height="0.996cm" svg:x="6.556cm" svg:y="6.489cm">
          <draw:text-box>
            <text:p><text:span text:style-name="T9">SPP</text:span></text:p>
          </draw:text-box>
        </draw:frame>
        <draw:custom-shape draw:style-name="gr6" draw:text-style-name="P3" draw:layer="layout" svg:width="1.824cm" svg:height="1.009cm" svg:x="5.707cm" svg:y="5.3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onnector draw:style-name="gr47" draw:text-style-name="P4" xml:id="id31" draw:id="id31" draw:layer="layout" svg:x1="7.191cm" svg:y1="5.934cm" svg:x2="12.271cm" svg:y2="5.934cm" svg:d="M7191 5934h5080" svg:viewBox="0 0 5081 1">
            <text:p/>
          </draw:connector>
          <draw:connector draw:style-name="gr48" draw:text-style-name="P4" draw:layer="layout" svg:x1="12.271cm" svg:y1="5.934cm" svg:x2="12.271cm" svg:y2="7.204cm" draw:start-shape="id31" draw:start-glue-point="3" svg:d="M12271 5934v1270" svg:viewBox="0 0 1 1271">
            <text:p/>
          </draw:connector>
        </draw:g>
        <draw:custom-shape draw:style-name="gr33" draw:text-style-name="P3" draw:layer="layout" svg:width="3.005cm" svg:height="0.927cm" svg:x="10.663cm" svg:y="12.3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4" draw:layer="layout" svg:x1="12.236cm" svg:y1="10.683cm" svg:x2="12.271cm" svg:y2="12.665cm">
          <text:p/>
        </draw:line>
        <draw:custom-shape draw:style-name="gr50" draw:text-style-name="P4" draw:layer="layout" svg:width="9.998cm" svg:height="9.906cm" svg:x="10.493cm" svg:y="4.81cm">
          <text:p text:style-name="P3"><text:span text:style-name="T9">Modified PAN</text:span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2.512cm" svg:height="0.948cm" svg:x="16.502cm" svg:y="8.3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18.748cm" svg:y1="8.855cm" svg:x2="22.717cm" svg:y2="8.874cm">
          <text:p/>
        </draw:line>
        <draw:custom-shape draw:style-name="gr33" draw:text-style-name="P3" draw:layer="layout" svg:width="3.005cm" svg:height="0.927cm" svg:x="16.163cm" svg:y="10.9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18.875cm" svg:y1="11.395cm" svg:x2="22.336cm" svg:y2="11.414cm">
          <text:p/>
        </draw:line>
        <draw:custom-shape draw:style-name="gr6" draw:text-style-name="P3" draw:layer="layout" svg:width="1.824cm" svg:height="1.009cm" svg:x="16.907cm" svg:y="5.5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18.494cm" svg:y1="6.061cm" svg:x2="22.971cm" svg:y2="6.08cm">
          <text:p/>
        </draw:line>
        <draw:line draw:style-name="gr51" draw:text-style-name="P4" draw:layer="layout" svg:x1="17.732cm" svg:y1="8.601cm" svg:x2="17.732cm" svg:y2="6.569cm">
          <text:p/>
        </draw:line>
        <draw:line draw:style-name="gr51" draw:text-style-name="P4" draw:layer="layout" svg:x1="17.732cm" svg:y1="11.268cm" svg:x2="17.732cm" svg:y2="9.363cm">
          <text:p/>
        </draw:line>
        <draw:custom-shape draw:style-name="gr33" draw:text-style-name="P3" draw:layer="layout" svg:width="3.005cm" svg:height="0.927cm" svg:x="5.102cm" svg:y="10.5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7.799cm" svg:y1="11.009cm" svg:x2="12.271cm" svg:y2="11.522cm">
          <text:p/>
        </draw:line>
        <draw:line draw:style-name="gr9" draw:text-style-name="P4" draw:layer="layout" svg:x1="6.556cm" svg:y1="10.887cm" svg:x2="6.556cm" svg:y2="9.998cm">
          <text:p/>
        </draw:line>
        <draw:frame draw:style-name="gr52" draw:text-style-name="P15" draw:layer="layout" svg:width="3.344cm" svg:height="0.763cm" svg:x="6.556cm" svg:y="13.681cm">
          <draw:text-box>
            <text:p><text:span text:style-name="T10">304</text:span><text:span text:style-name="T10">×30</text:span><text:span text:style-name="T10">4×6</text:span><text:span text:style-name="T10">4</text:span></text:p>
          </draw:text-box>
        </draw:frame>
        <draw:line draw:style-name="gr9" draw:text-style-name="P4" draw:layer="layout" svg:x1="6.521cm" svg:y1="13.194cm" svg:x2="6.556cm" svg:y2="12.538cm">
          <text:p/>
        </draw:line>
        <draw:line draw:style-name="gr9" draw:text-style-name="P4" draw:layer="layout" svg:x1="6.556cm" svg:y1="9.363cm" svg:x2="6.556cm" svg:y2="8.728cm">
          <text:p/>
        </draw:line>
        <draw:frame draw:style-name="gr52" draw:text-style-name="P15" draw:layer="layout" svg:width="3.344cm" svg:height="0.763cm" svg:x="6.456cm" svg:y="11.882cm">
          <draw:text-box>
            <text:p><text:span text:style-name="T10">152</text:span><text:span text:style-name="T10">×15</text:span><text:span text:style-name="T10">2×1</text:span><text:span text:style-name="T10">28</text:span></text:p>
          </draw:text-box>
        </draw:frame>
        <draw:custom-shape draw:style-name="gr53" draw:text-style-name="P16" draw:layer="layout" svg:width="0.635cm" svg:height="0.635cm" svg:x="11.911cm" svg:y="8.639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6" draw:layer="layout" svg:width="0.635cm" svg:height="0.635cm" svg:x="11.89cm" svg:y="11.209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6" draw:layer="layout" svg:width="0.635cm" svg:height="0.635cm" svg:x="17.411cm" svg:y="9.839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6" draw:layer="layout" svg:width="0.635cm" svg:height="0.635cm" svg:x="17.411cm" svg:y="7.139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2.512cm" svg:height="0.948cm" svg:x="22.502cm" svg:y="8.3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3" draw:layer="layout" svg:width="3.005cm" svg:height="1.013cm" svg:x="22.163cm" svg:y="10.8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3" draw:layer="layout" svg:width="1.824cm" svg:height="0.855cm" svg:x="22.907cm" svg:y="5.5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2" draw:text-style-name="P15" draw:layer="layout" svg:width="3.048cm" svg:height="0.763cm" svg:x="22.193cm" svg:y="11.802cm">
          <draw:text-box>
            <text:p><text:span text:style-name="T10">76×</text:span><text:span text:style-name="T10">76×</text:span><text:span text:style-name="T10">255</text:span></text:p>
          </draw:text-box>
        </draw:frame>
        <draw:frame draw:style-name="gr52" draw:text-style-name="P15" draw:layer="layout" svg:width="3.048cm" svg:height="0.763cm" svg:x="22.293cm" svg:y="9.203cm">
          <draw:text-box>
            <text:p><text:span text:style-name="T10">38×</text:span><text:span text:style-name="T10">38×</text:span><text:span text:style-name="T10">255</text:span></text:p>
          </draw:text-box>
        </draw:frame>
        <draw:frame draw:style-name="gr52" draw:text-style-name="P15" draw:layer="layout" svg:width="3.048cm" svg:height="0.763cm" svg:x="22.293cm" svg:y="6.303cm">
          <draw:text-box>
            <text:p><text:span text:style-name="T10">19×</text:span><text:span text:style-name="T10">19×</text:span><text:span text:style-name="T10">255</text:span></text:p>
          </draw:text-box>
        </draw:frame>
        <draw:frame draw:style-name="gr52" draw:text-style-name="P15" draw:layer="layout" svg:width="3.344cm" svg:height="0.763cm" svg:x="4.156cm" svg:y="10.783cm">
          <draw:text-box>
            <text:p><text:span text:style-name="T10">76×</text:span><text:span text:style-name="T10">76×</text:span><text:span text:style-name="T10">256</text:span></text:p>
          </draw:text-box>
        </draw:frame>
        <draw:frame draw:style-name="gr52" draw:text-style-name="P15" draw:layer="layout" svg:width="3.344cm" svg:height="0.763cm" svg:x="4.156cm" svg:y="9.384cm">
          <draw:text-box>
            <text:p><text:span text:style-name="T10">38×</text:span><text:span text:style-name="T10">38×</text:span><text:span text:style-name="T10">512</text:span></text:p>
          </draw:text-box>
        </draw:frame>
        <draw:frame draw:style-name="gr52" draw:text-style-name="P15" draw:layer="layout" svg:width="3.344cm" svg:height="0.763cm" svg:x="3.956cm" svg:y="7.885cm">
          <draw:text-box>
            <text:p><text:span text:style-name="T10">19×</text:span><text:span text:style-name="T10">19×</text:span><text:span text:style-name="T10">102</text:span><text:span text:style-name="T10">4</text:span></text:p>
          </draw:text-box>
        </draw:frame>
        <draw:frame draw:style-name="gr52" draw:text-style-name="P15" draw:layer="layout" svg:width="3.344cm" svg:height="0.763cm" svg:x="4.256cm" svg:y="4.686cm">
          <draw:text-box>
            <text:p><text:span text:style-name="T10">19×</text:span><text:span text:style-name="T10">19×</text:span><text:span text:style-name="T10">512</text:span></text:p>
          </draw:text-box>
        </draw:frame>
        <draw:frame draw:style-name="gr52" draw:text-style-name="P15" draw:layer="layout" svg:width="3.344cm" svg:height="0.763cm" svg:x="12.256cm" svg:y="6.287cm">
          <draw:text-box>
            <text:p><text:span text:style-name="T10">19×</text:span><text:span text:style-name="T10">19×</text:span><text:span text:style-name="T10">512</text:span></text:p>
          </draw:text-box>
        </draw:frame>
        <draw:frame draw:style-name="gr52" draw:text-style-name="P15" draw:layer="layout" svg:width="3.344cm" svg:height="0.763cm" svg:x="12.256cm" svg:y="9.085cm">
          <draw:text-box>
            <text:p><text:span text:style-name="T10">38×</text:span><text:span text:style-name="T10">38×</text:span><text:span text:style-name="T10">256</text:span></text:p>
          </draw:text-box>
        </draw:frame>
        <draw:frame draw:style-name="gr52" draw:text-style-name="P15" draw:layer="layout" svg:width="3.344cm" svg:height="0.763cm" svg:x="12.256cm" svg:y="11.686cm">
          <draw:text-box>
            <text:p><text:span text:style-name="T10">76×</text:span><text:span text:style-name="T10">76×</text:span><text:span text:style-name="T10">128</text:span></text:p>
          </draw:text-box>
        </draw:frame>
        <draw:frame draw:style-name="gr52" draw:text-style-name="P15" draw:layer="layout" svg:width="3.344cm" svg:height="0.763cm" svg:x="17.656cm" svg:y="4.887cm">
          <draw:text-box>
            <text:p><text:span text:style-name="T10">19×</text:span><text:span text:style-name="T10">19×</text:span><text:span text:style-name="T10">512</text:span></text:p>
          </draw:text-box>
        </draw:frame>
        <draw:frame draw:style-name="gr52" draw:text-style-name="P15" draw:layer="layout" svg:width="3.344cm" svg:height="0.763cm" svg:x="17.656cm" svg:y="7.685cm">
          <draw:text-box>
            <text:p><text:span text:style-name="T10">38×</text:span><text:span text:style-name="T10">38×</text:span><text:span text:style-name="T10">256</text:span></text:p>
          </draw:text-box>
        </draw:frame>
        <draw:frame draw:style-name="gr52" draw:text-style-name="P15" draw:layer="layout" svg:width="3.344cm" svg:height="0.763cm" svg:x="17.656cm" svg:y="10.286cm">
          <draw:text-box>
            <text:p><text:span text:style-name="T10">76×</text:span><text:span text:style-name="T10">76×</text:span><text:span text:style-name="T10">128</text:span></text:p>
          </draw:text-box>
        </draw:frame>
        <draw:frame draw:style-name="gr1" draw:text-style-name="P11" draw:layer="layout" svg:width="3.644cm" svg:height="0.962cm" svg:x="22.032cm" svg:y="4.591cm">
          <draw:text-box>
            <text:p><text:span text:style-name="T1">Bo</text:span><text:span text:style-name="T1">x, </text:span><text:span text:style-name="T1">Cl</text:span><text:span text:style-name="T1">as</text:span><text:span text:style-name="T1">s</text:span></text:p>
          </draw:text-box>
        </draw:frame>
        <draw:custom-shape draw:style-name="gr53" draw:text-style-name="P16" draw:layer="layout" svg:width="0.635cm" svg:height="0.635cm" svg:x="11.302cm" svg:y="17.997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draw:layer="layout" svg:width="1.651cm" svg:height="1.016cm" svg:x="13.239cm" svg:y="16.101cm">
          <text:p text:style-name="P3"><text:span text:style-name="T11">1×1</text:span></text:p>
          <text:p text:style-name="P3"><text:span text:style-name="T11">Con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line draw:style-name="gr44" draw:text-style-name="P4" draw:layer="layout" svg:x1="4.556cm" svg:y1="16.621cm" svg:x2="4.521cm" svg:y2="14.208cm">
          <text:p/>
        </draw:line>
        <draw:frame draw:style-name="gr45" draw:text-style-name="P11" draw:layer="layout" svg:width="3.852cm" svg:height="1.517cm" svg:x="2.651cm" svg:y="16.594cm">
          <draw:text-box>
            <text:p><text:span text:style-name="T1">In</text:span><text:span text:style-name="T1">pu</text:span><text:span text:style-name="T1">t </text:span><text:span text:style-name="T1">Im</text:span><text:span text:style-name="T1">ag</text:span><text:span text:style-name="T1">e</text:span></text:p>
            <text:p><text:span text:style-name="T7">60</text:span><text:span text:style-name="T7">8×</text:span><text:span text:style-name="T7">60</text:span><text:span text:style-name="T7">8×</text:span><text:span text:style-name="T7">3</text:span></text:p>
          </draw:text-box>
        </draw:frame>
        <draw:custom-shape draw:style-name="gr57" draw:text-style-name="P4" draw:layer="layout" svg:width="5.623cm" svg:height="11.43cm" svg:x="1.854cm" svg:y="4.302cm">
          <text:p text:style-name="P3">CSPDarknet53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13cm" svg:height="1.143cm" svg:x="1.947cm" svg:y="13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734cm" svg:height="1.002cm" svg:x="2.785cm" svg:y="11.9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draw:layer="layout" svg:width="2.552cm" svg:height="1.039cm" svg:x="3.401cm" svg:y="9.4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draw:layer="layout" svg:width="1.824cm" svg:height="1.009cm" svg:x="3.706cm" svg:y="8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3" draw:layer="layout" svg:width="2.512cm" svg:height="0.948cm" svg:x="9.002cm" svg:y="10.1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draw:layer="layout" svg:width="1.824cm" svg:height="1.009cm" svg:x="9.407cm" svg:y="7.3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4" draw:layer="layout" svg:x1="4.556cm" svg:y1="12.303cm" svg:x2="4.556cm" svg:y2="11.795cm">
          <text:p/>
        </draw:line>
        <draw:line draw:style-name="gr9" draw:text-style-name="P4" draw:layer="layout" svg:x1="4.556cm" svg:y1="8.366cm" svg:x2="4.556cm" svg:y2="6.842cm">
          <text:p/>
        </draw:line>
        <draw:g>
          <draw:connector draw:style-name="gr47" draw:text-style-name="P4" xml:id="id32" draw:id="id32" draw:layer="layout" svg:x1="11.414cm" svg:y1="13.277cm" svg:x2="15.732cm" svg:y2="13.277cm" svg:d="M11414 13277h4318" svg:viewBox="0 0 4319 1">
            <text:p/>
          </draw:connector>
          <draw:connector draw:style-name="gr48" draw:text-style-name="P4" draw:layer="layout" svg:x1="15.732cm" svg:y1="13.277cm" svg:x2="15.732cm" svg:y2="12.303cm" draw:start-shape="id32" draw:start-glue-point="3" svg:d="M15732 13277v-974" svg:viewBox="0 0 1 975">
            <text:p/>
          </draw:connector>
        </draw:g>
        <draw:line draw:style-name="gr9" draw:text-style-name="P4" draw:layer="layout" svg:x1="10.236cm" svg:y1="8.412cm" svg:x2="10.271cm" svg:y2="10.525cm">
          <text:p/>
        </draw:line>
        <draw:line draw:style-name="gr44" draw:text-style-name="P4" draw:layer="layout" svg:x1="5.699cm" svg:y1="9.89cm" svg:x2="10.271cm" svg:y2="9.382cm">
          <text:p/>
        </draw:line>
        <draw:line draw:style-name="gr44" draw:text-style-name="P4" draw:layer="layout" svg:x1="10.871cm" svg:y1="7.904cm" svg:x2="15.697cm" svg:y2="7.904cm">
          <text:p/>
        </draw:line>
        <draw:line draw:style-name="gr44" draw:text-style-name="P4" draw:layer="layout" svg:x1="11.287cm" svg:y1="10.525cm" svg:x2="15.732cm" svg:y2="10.525cm">
          <text:p/>
        </draw:line>
        <draw:frame draw:style-name="gr49" draw:text-style-name="P14" draw:layer="layout" svg:width="1.777cm" svg:height="0.996cm" svg:x="4.556cm" svg:y="6.989cm">
          <draw:text-box>
            <text:p><text:span text:style-name="T9">SPP</text:span></text:p>
          </draw:text-box>
        </draw:frame>
        <draw:custom-shape draw:style-name="gr6" draw:text-style-name="P3" draw:layer="layout" svg:width="1.824cm" svg:height="1.009cm" svg:x="3.707cm" svg:y="5.7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onnector draw:style-name="gr47" draw:text-style-name="P4" xml:id="id33" draw:id="id33" draw:layer="layout" svg:x1="5.191cm" svg:y1="6.334cm" svg:x2="10.271cm" svg:y2="6.334cm" svg:d="M5191 6334h5080" svg:viewBox="0 0 5081 1">
            <text:p/>
          </draw:connector>
          <draw:connector draw:style-name="gr48" draw:text-style-name="P4" draw:layer="layout" svg:x1="10.271cm" svg:y1="6.334cm" svg:x2="10.271cm" svg:y2="7.604cm" draw:start-shape="id33" draw:start-glue-point="3" svg:d="M10271 6334v1270" svg:viewBox="0 0 1 1271">
            <text:p/>
          </draw:connector>
        </draw:g>
        <draw:custom-shape draw:style-name="gr33" draw:text-style-name="P3" draw:layer="layout" svg:width="3.005cm" svg:height="0.927cm" svg:x="8.663cm" svg:y="12.7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4" draw:layer="layout" svg:x1="10.236cm" svg:y1="11.083cm" svg:x2="10.271cm" svg:y2="13.065cm">
          <text:p/>
        </draw:line>
        <draw:custom-shape draw:style-name="gr58" draw:text-style-name="P4" draw:layer="layout" svg:width="17.11cm" svg:height="12.7cm" svg:x="1.381cm" svg:y="3.54cm">
          <text:p text:style-name="P3"><text:span text:style-name="T9">Modified PAN</text:span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2.512cm" svg:height="0.948cm" svg:x="14.502cm" svg:y="8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16.748cm" svg:y1="9.255cm" svg:x2="21.701cm" svg:y2="9.255cm">
          <text:p/>
        </draw:line>
        <draw:custom-shape draw:style-name="gr33" draw:text-style-name="P3" draw:layer="layout" svg:width="3.005cm" svg:height="0.927cm" svg:x="14.163cm" svg:y="11.3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16.875cm" svg:y1="11.795cm" svg:x2="21.574cm" svg:y2="11.795cm">
          <text:p/>
        </draw:line>
        <draw:custom-shape draw:style-name="gr6" draw:text-style-name="P3" draw:layer="layout" svg:width="1.824cm" svg:height="1.009cm" svg:x="14.907cm" svg:y="5.9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16.494cm" svg:y1="6.461cm" svg:x2="22.082cm" svg:y2="6.461cm">
          <text:p/>
        </draw:line>
        <draw:line draw:style-name="gr51" draw:text-style-name="P4" draw:layer="layout" svg:x1="15.732cm" svg:y1="9.001cm" svg:x2="15.732cm" svg:y2="6.969cm">
          <text:p/>
        </draw:line>
        <draw:line draw:style-name="gr51" draw:text-style-name="P4" draw:layer="layout" svg:x1="15.732cm" svg:y1="11.668cm" svg:x2="15.732cm" svg:y2="9.763cm">
          <text:p/>
        </draw:line>
        <draw:custom-shape draw:style-name="gr33" draw:text-style-name="P3" draw:layer="layout" svg:width="3.005cm" svg:height="0.927cm" svg:x="3.102cm" svg:y="10.9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5.799cm" svg:y1="11.409cm" svg:x2="10.271cm" svg:y2="11.922cm">
          <text:p/>
        </draw:line>
        <draw:line draw:style-name="gr9" draw:text-style-name="P4" draw:layer="layout" svg:x1="4.556cm" svg:y1="11.287cm" svg:x2="4.556cm" svg:y2="10.398cm">
          <text:p/>
        </draw:line>
        <draw:frame draw:style-name="gr52" draw:text-style-name="P15" draw:layer="layout" svg:width="3.344cm" svg:height="0.763cm" svg:x="4.556cm" svg:y="14.081cm">
          <draw:text-box>
            <text:p><text:span text:style-name="T10">304×304×</text:span><text:span text:style-name="T10">64</text:span></text:p>
          </draw:text-box>
        </draw:frame>
        <draw:line draw:style-name="gr9" draw:text-style-name="P4" draw:layer="layout" svg:x1="4.521cm" svg:y1="13.594cm" svg:x2="4.556cm" svg:y2="12.938cm">
          <text:p/>
        </draw:line>
        <draw:line draw:style-name="gr9" draw:text-style-name="P4" draw:layer="layout" svg:x1="4.556cm" svg:y1="9.763cm" svg:x2="4.556cm" svg:y2="9.128cm">
          <text:p/>
        </draw:line>
        <draw:frame draw:style-name="gr52" draw:text-style-name="P15" draw:layer="layout" svg:width="3.344cm" svg:height="0.763cm" svg:x="4.456cm" svg:y="12.282cm">
          <draw:text-box>
            <text:p><text:span text:style-name="T10">152×152×</text:span><text:span text:style-name="T10">128</text:span></text:p>
          </draw:text-box>
        </draw:frame>
        <draw:custom-shape draw:style-name="gr53" draw:text-style-name="P16" draw:layer="layout" svg:width="0.635cm" svg:height="0.635cm" svg:x="9.911cm" svg:y="9.039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6" draw:layer="layout" svg:width="0.635cm" svg:height="0.635cm" svg:x="9.89cm" svg:y="11.609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6" draw:layer="layout" svg:width="0.635cm" svg:height="0.635cm" svg:x="15.411cm" svg:y="10.239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6" draw:layer="layout" svg:width="0.635cm" svg:height="0.635cm" svg:x="15.411cm" svg:y="7.539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2.512cm" svg:height="0.948cm" svg:x="21.702cm" svg:y="8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3" draw:layer="layout" svg:width="3.005cm" svg:height="1.013cm" svg:x="21.363cm" svg:y="11.2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3" draw:layer="layout" svg:width="1.824cm" svg:height="0.855cm" svg:x="22.107cm" svg:y="5.9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2" draw:text-style-name="P15" draw:layer="layout" svg:width="3.048cm" svg:height="0.763cm" svg:x="21.393cm" svg:y="12.202cm">
          <draw:text-box>
            <text:p><text:span text:style-name="T10">76×76×25</text:span><text:span text:style-name="T10">5</text:span></text:p>
          </draw:text-box>
        </draw:frame>
        <draw:frame draw:style-name="gr52" draw:text-style-name="P15" draw:layer="layout" svg:width="3.048cm" svg:height="0.763cm" svg:x="21.493cm" svg:y="9.603cm">
          <draw:text-box>
            <text:p><text:span text:style-name="T10">38×38×25</text:span><text:span text:style-name="T10">5</text:span></text:p>
          </draw:text-box>
        </draw:frame>
        <draw:frame draw:style-name="gr52" draw:text-style-name="P15" draw:layer="layout" svg:width="3.048cm" svg:height="0.763cm" svg:x="21.493cm" svg:y="6.703cm">
          <draw:text-box>
            <text:p><text:span text:style-name="T10">19×19×25</text:span><text:span text:style-name="T10">5</text:span></text:p>
          </draw:text-box>
        </draw:frame>
        <draw:frame draw:style-name="gr52" draw:text-style-name="P15" draw:layer="layout" svg:width="3.344cm" svg:height="0.763cm" svg:x="2.156cm" svg:y="11.183cm">
          <draw:text-box>
            <text:p><text:span text:style-name="T10">76×76×25</text:span><text:span text:style-name="T10">6</text:span></text:p>
          </draw:text-box>
        </draw:frame>
        <draw:frame draw:style-name="gr52" draw:text-style-name="P15" draw:layer="layout" svg:width="3.344cm" svg:height="0.763cm" svg:x="2.156cm" svg:y="9.784cm">
          <draw:text-box>
            <text:p><text:span text:style-name="T10">38×38×51</text:span><text:span text:style-name="T10">2</text:span></text:p>
          </draw:text-box>
        </draw:frame>
        <draw:frame draw:style-name="gr52" draw:text-style-name="P15" draw:layer="layout" svg:width="3.344cm" svg:height="0.763cm" svg:x="1.956cm" svg:y="8.285cm">
          <draw:text-box>
            <text:p><text:span text:style-name="T10">19×19×10</text:span><text:span text:style-name="T10">24</text:span></text:p>
          </draw:text-box>
        </draw:frame>
        <draw:frame draw:style-name="gr52" draw:text-style-name="P15" draw:layer="layout" svg:width="3.344cm" svg:height="0.763cm" svg:x="2.256cm" svg:y="5.086cm">
          <draw:text-box>
            <text:p><text:span text:style-name="T10">19×19×51</text:span><text:span text:style-name="T10">2</text:span></text:p>
          </draw:text-box>
        </draw:frame>
        <draw:frame draw:style-name="gr52" draw:text-style-name="P15" draw:layer="layout" svg:width="3.344cm" svg:height="0.763cm" svg:x="10.256cm" svg:y="6.687cm">
          <draw:text-box>
            <text:p><text:span text:style-name="T10">19×19×51</text:span><text:span text:style-name="T10">2</text:span></text:p>
          </draw:text-box>
        </draw:frame>
        <draw:frame draw:style-name="gr52" draw:text-style-name="P15" draw:layer="layout" svg:width="3.344cm" svg:height="0.763cm" svg:x="10.256cm" svg:y="9.485cm">
          <draw:text-box>
            <text:p><text:span text:style-name="T10">38×38×25</text:span><text:span text:style-name="T10">6</text:span></text:p>
          </draw:text-box>
        </draw:frame>
        <draw:frame draw:style-name="gr52" draw:text-style-name="P15" draw:layer="layout" svg:width="3.344cm" svg:height="0.763cm" svg:x="10.256cm" svg:y="12.086cm">
          <draw:text-box>
            <text:p><text:span text:style-name="T10">76×76×12</text:span><text:span text:style-name="T10">8</text:span></text:p>
          </draw:text-box>
        </draw:frame>
        <draw:frame draw:style-name="gr52" draw:text-style-name="P15" draw:layer="layout" svg:width="3.344cm" svg:height="0.763cm" svg:x="15.656cm" svg:y="5.287cm">
          <draw:text-box>
            <text:p><text:span text:style-name="T10">19×19×51</text:span><text:span text:style-name="T10">2</text:span></text:p>
          </draw:text-box>
        </draw:frame>
        <draw:frame draw:style-name="gr52" draw:text-style-name="P15" draw:layer="layout" svg:width="3.344cm" svg:height="0.763cm" svg:x="15.656cm" svg:y="8.085cm">
          <draw:text-box>
            <text:p><text:span text:style-name="T10">38×38×25</text:span><text:span text:style-name="T10">6</text:span></text:p>
          </draw:text-box>
        </draw:frame>
        <draw:frame draw:style-name="gr52" draw:text-style-name="P15" draw:layer="layout" svg:width="3.344cm" svg:height="0.763cm" svg:x="15.656cm" svg:y="10.686cm">
          <draw:text-box>
            <text:p><text:span text:style-name="T10">76×76×12</text:span><text:span text:style-name="T10">8</text:span></text:p>
          </draw:text-box>
        </draw:frame>
        <draw:frame draw:style-name="gr1" draw:text-style-name="P11" draw:layer="layout" svg:width="3.644cm" svg:height="0.962cm" svg:x="21.232cm" svg:y="4.991cm">
          <draw:text-box>
            <text:p><text:span text:style-name="T1">Box, </text:span><text:span text:style-name="T1">Class</text:span></text:p>
          </draw:text-box>
        </draw:frame>
      </draw:page>
      <draw:page draw:name="page6" draw:style-name="dp1" draw:master-page-name="Default">
        <draw:line draw:style-name="gr44" draw:text-style-name="P4" draw:layer="layout" svg:x1="3.296cm" svg:y1="13.431cm" svg:x2="3.275cm" svg:y2="11.682cm">
          <text:p/>
        </draw:line>
        <draw:frame draw:style-name="gr59" draw:text-style-name="P18" draw:layer="layout" svg:width="2.348cm" svg:height="2.783cm" svg:x="2.135cm" svg:y="13.431cm">
          <draw:text-box>
            <text:p><text:span text:style-name="T1">Input </text:span><text:span text:style-name="T1">Image</text:span></text:p>
            <text:p><text:span text:style-name="T7">608×608</text:span><text:span text:style-name="T7">×3</text:span></text:p>
          </draw:text-box>
        </draw:frame>
        <draw:custom-shape draw:style-name="gr60" draw:text-style-name="P4" draw:layer="layout" svg:width="3.428cm" svg:height="8.745cm" svg:x="1.649cm" svg:y="4.103cm">
          <text:p text:style-name="P3">CSPDarknet53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3.127cm" svg:height="0.874cm" svg:x="1.706cm" svg:y="10.8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2" draw:text-style-name="P3" draw:layer="layout" svg:width="2.276cm" svg:height="0.767cm" svg:x="2.217cm" svg:y="9.96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3" draw:text-style-name="P3" draw:layer="layout" svg:width="1.556cm" svg:height="0.794cm" svg:x="2.592cm" svg:y="8.0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4" draw:text-style-name="P3" draw:layer="layout" svg:width="1.112cm" svg:height="0.772cm" svg:x="2.778cm" svg:y="6.9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5" draw:text-style-name="P3" draw:layer="layout" svg:width="1.531cm" svg:height="0.726cm" svg:x="6.006cm" svg:y="8.5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4" draw:text-style-name="P3" draw:layer="layout" svg:width="1.112cm" svg:height="0.772cm" svg:x="6.253cm" svg:y="6.46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4" draw:layer="layout" svg:x1="3.296cm" svg:y1="10.225cm" svg:x2="3.296cm" svg:y2="9.836cm">
          <text:p/>
        </draw:line>
        <draw:line draw:style-name="gr9" draw:text-style-name="P4" draw:layer="layout" svg:x1="3.296cm" svg:y1="7.212cm" svg:x2="3.296cm" svg:y2="6.046cm">
          <text:p/>
        </draw:line>
        <draw:g>
          <draw:connector draw:style-name="gr47" draw:text-style-name="P4" xml:id="id34" draw:id="id34" draw:layer="layout" svg:x1="7.477cm" svg:y1="10.97cm" svg:x2="10.109cm" svg:y2="10.97cm" svg:d="M7477 10970h2632" svg:viewBox="0 0 2633 1">
            <text:p/>
          </draw:connector>
          <draw:connector draw:style-name="gr48" draw:text-style-name="P4" draw:layer="layout" svg:x1="10.109cm" svg:y1="10.97cm" svg:x2="10.109cm" svg:y2="10.225cm" draw:start-shape="id34" draw:start-glue-point="3" svg:d="M10109 10970v-745" svg:viewBox="0 0 1 746">
            <text:p/>
          </draw:connector>
        </draw:g>
        <draw:line draw:style-name="gr9" draw:text-style-name="P4" draw:layer="layout" svg:x1="6.758cm" svg:y1="7.248cm" svg:x2="6.779cm" svg:y2="8.865cm">
          <text:p/>
        </draw:line>
        <draw:line draw:style-name="gr44" draw:text-style-name="P4" draw:layer="layout" svg:x1="3.993cm" svg:y1="8.379cm" svg:x2="6.78cm" svg:y2="7.99cm">
          <text:p/>
        </draw:line>
        <draw:line draw:style-name="gr44" draw:text-style-name="P4" draw:layer="layout" svg:x1="7.146cm" svg:y1="6.859cm" svg:x2="10.088cm" svg:y2="6.859cm">
          <text:p/>
        </draw:line>
        <draw:line draw:style-name="gr44" draw:text-style-name="P4" draw:layer="layout" svg:x1="7.399cm" svg:y1="8.864cm" svg:x2="10.108cm" svg:y2="8.864cm">
          <text:p/>
        </draw:line>
        <draw:frame draw:style-name="gr66" draw:text-style-name="P14" draw:layer="layout" svg:width="1.083cm" svg:height="2.132cm" svg:x="3.296cm" svg:y="6.159cm">
          <draw:text-box>
            <text:p><text:span text:style-name="T9">SPP</text:span></text:p>
          </draw:text-box>
        </draw:frame>
        <draw:custom-shape draw:style-name="gr64" draw:text-style-name="P3" draw:layer="layout" svg:width="1.112cm" svg:height="0.772cm" svg:x="2.779cm" svg:y="5.23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onnector draw:style-name="gr47" draw:text-style-name="P4" xml:id="id35" draw:id="id35" draw:layer="layout" svg:x1="3.683cm" svg:y1="5.658cm" svg:x2="6.78cm" svg:y2="5.658cm" svg:d="M3683 5658h3097" svg:viewBox="0 0 3098 1">
            <text:p/>
          </draw:connector>
          <draw:connector draw:style-name="gr48" draw:text-style-name="P4" draw:layer="layout" svg:x1="6.78cm" svg:y1="5.658cm" svg:x2="6.78cm" svg:y2="6.629cm" draw:start-shape="id35" draw:start-glue-point="3" svg:d="M6780 5658v971" svg:viewBox="0 0 1 972">
            <text:p/>
          </draw:connector>
        </draw:g>
        <draw:custom-shape draw:style-name="gr67" draw:text-style-name="P3" draw:layer="layout" svg:width="1.831cm" svg:height="0.71cm" svg:x="5.8cm" svg:y="10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4" draw:layer="layout" svg:x1="6.758cm" svg:y1="9.291cm" svg:x2="6.779cm" svg:y2="10.807cm">
          <text:p/>
        </draw:line>
        <draw:custom-shape draw:style-name="gr68" draw:text-style-name="P4" draw:layer="layout" svg:width="10.429cm" svg:height="9.717cm" svg:x="1.361cm" svg:y="3.52cm">
          <text:p text:style-name="P3"><text:span text:style-name="T9">Modified PAN</text:span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69" draw:text-style-name="P3" draw:layer="layout" svg:width="1.531cm" svg:height="0.725cm" svg:x="9.359cm" svg:y="7.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10.728cm" svg:y1="7.893cm" svg:x2="13.747cm" svg:y2="7.893cm">
          <text:p/>
        </draw:line>
        <draw:custom-shape draw:style-name="gr70" draw:text-style-name="P3" draw:layer="layout" svg:width="1.832cm" svg:height="0.709cm" svg:x="9.152cm" svg:y="9.5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10.805cm" svg:y1="9.836cm" svg:x2="13.669cm" svg:y2="9.836cm">
          <text:p/>
        </draw:line>
        <draw:custom-shape draw:style-name="gr71" draw:text-style-name="P3" draw:layer="layout" svg:width="1.111cm" svg:height="0.772cm" svg:x="9.606cm" svg:y="5.3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10.573cm" svg:y1="5.755cm" svg:x2="13.979cm" svg:y2="5.755cm">
          <text:p/>
        </draw:line>
        <draw:line draw:style-name="gr51" draw:text-style-name="P4" draw:layer="layout" svg:x1="10.109cm" svg:y1="7.699cm" svg:x2="10.109cm" svg:y2="6.144cm">
          <text:p/>
        </draw:line>
        <draw:line draw:style-name="gr51" draw:text-style-name="P4" draw:layer="layout" svg:x1="10.109cm" svg:y1="9.739cm" svg:x2="10.109cm" svg:y2="8.281cm">
          <text:p/>
        </draw:line>
        <draw:custom-shape draw:style-name="gr70" draw:text-style-name="P3" draw:layer="layout" svg:width="1.832cm" svg:height="0.709cm" svg:x="2.41cm" svg:y="9.1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4.054cm" svg:y1="9.541cm" svg:x2="6.78cm" svg:y2="9.934cm">
          <text:p/>
        </draw:line>
        <draw:line draw:style-name="gr9" draw:text-style-name="P4" draw:layer="layout" svg:x1="3.296cm" svg:y1="9.447cm" svg:x2="3.296cm" svg:y2="8.767cm">
          <text:p/>
        </draw:line>
        <draw:frame draw:style-name="gr72" draw:text-style-name="P15" draw:layer="layout" svg:width="2.039cm" svg:height="1.275cm" svg:x="3.296cm" svg:y="11.585cm">
          <draw:text-box>
            <text:p><text:span text:style-name="T10">30</text:span><text:span text:style-name="T10">4</text:span><text:span text:style-name="T10">×</text:span><text:span text:style-name="T10">30</text:span><text:span text:style-name="T10">4</text:span><text:span text:style-name="T10">×</text:span><text:span text:style-name="T10">64</text:span></text:p>
          </draw:text-box>
        </draw:frame>
        <draw:line draw:style-name="gr9" draw:text-style-name="P4" draw:layer="layout" svg:x1="3.275cm" svg:y1="11.213cm" svg:x2="3.296cm" svg:y2="10.711cm">
          <text:p/>
        </draw:line>
        <draw:line draw:style-name="gr9" draw:text-style-name="P4" draw:layer="layout" svg:x1="3.296cm" svg:y1="8.281cm" svg:x2="3.296cm" svg:y2="7.795cm">
          <text:p/>
        </draw:line>
        <draw:frame draw:style-name="gr72" draw:text-style-name="P15" draw:layer="layout" svg:width="2.039cm" svg:height="1.275cm" svg:x="3.235cm" svg:y="10.209cm">
          <draw:text-box>
            <text:p><text:span text:style-name="T10">15</text:span><text:span text:style-name="T10">2</text:span><text:span text:style-name="T10">×</text:span><text:span text:style-name="T10">15</text:span><text:span text:style-name="T10">2</text:span><text:span text:style-name="T10">×</text:span><text:span text:style-name="T10">12</text:span><text:span text:style-name="T10">8</text:span></text:p>
          </draw:text-box>
        </draw:frame>
        <draw:custom-shape draw:style-name="gr73" draw:text-style-name="P16" draw:layer="layout" svg:width="0.387cm" svg:height="0.486cm" svg:x="6.56cm" svg:y="7.727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6" draw:layer="layout" svg:width="0.387cm" svg:height="0.486cm" svg:x="6.548cm" svg:y="9.694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6" draw:layer="layout" svg:width="0.387cm" svg:height="0.485cm" svg:x="9.913cm" svg:y="8.646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6" draw:layer="layout" svg:width="0.387cm" svg:height="0.486cm" svg:x="9.913cm" svg:y="6.58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" draw:layer="layout" svg:width="1.531cm" svg:height="0.725cm" svg:x="13.748cm" svg:y="7.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5" draw:text-style-name="P3" draw:layer="layout" svg:width="1.832cm" svg:height="0.775cm" svg:x="13.541cm" svg:y="9.44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6" draw:text-style-name="P3" draw:layer="layout" svg:width="1.112cm" svg:height="0.654cm" svg:x="13.994cm" svg:y="5.3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2" draw:text-style-name="P15" draw:layer="layout" svg:width="1.858cm" svg:height="1.275cm" svg:x="13.437cm" svg:y="10.147cm">
          <draw:text-box>
            <text:p><text:span text:style-name="T10">76</text:span><text:span text:style-name="T10">×</text:span><text:span text:style-name="T10">76</text:span><text:span text:style-name="T10">×</text:span><text:span text:style-name="T10">25</text:span><text:span text:style-name="T10">5</text:span></text:p>
          </draw:text-box>
        </draw:frame>
        <draw:frame draw:style-name="gr72" draw:text-style-name="P15" draw:layer="layout" svg:width="1.858cm" svg:height="1.275cm" svg:x="13.498cm" svg:y="8.159cm">
          <draw:text-box>
            <text:p><text:span text:style-name="T10">38</text:span><text:span text:style-name="T10">×</text:span><text:span text:style-name="T10">38</text:span><text:span text:style-name="T10">×</text:span><text:span text:style-name="T10">25</text:span><text:span text:style-name="T10">5</text:span></text:p>
          </draw:text-box>
        </draw:frame>
        <draw:frame draw:style-name="gr72" draw:text-style-name="P15" draw:layer="layout" svg:width="1.858cm" svg:height="1.275cm" svg:x="13.62cm" svg:y="5.94cm">
          <draw:text-box>
            <text:p><text:span text:style-name="T10">19</text:span><text:span text:style-name="T10">×</text:span><text:span text:style-name="T10">19</text:span><text:span text:style-name="T10">×</text:span><text:span text:style-name="T10">25</text:span><text:span text:style-name="T10">5</text:span></text:p>
          </draw:text-box>
        </draw:frame>
        <draw:frame draw:style-name="gr72" draw:text-style-name="P15" draw:layer="layout" svg:width="2.039cm" svg:height="1.275cm" svg:x="1.833cm" svg:y="9.368cm">
          <draw:text-box>
            <text:p><text:span text:style-name="T10">76</text:span><text:span text:style-name="T10">×</text:span><text:span text:style-name="T10">76</text:span><text:span text:style-name="T10">×</text:span><text:span text:style-name="T10">25</text:span><text:span text:style-name="T10">6</text:span></text:p>
          </draw:text-box>
        </draw:frame>
        <draw:frame draw:style-name="gr72" draw:text-style-name="P15" draw:layer="layout" svg:width="2.039cm" svg:height="1.275cm" svg:x="1.833cm" svg:y="8.297cm">
          <draw:text-box>
            <text:p><text:span text:style-name="T10">38</text:span><text:span text:style-name="T10">×</text:span><text:span text:style-name="T10">38</text:span><text:span text:style-name="T10">×</text:span><text:span text:style-name="T10">51</text:span><text:span text:style-name="T10">2</text:span></text:p>
          </draw:text-box>
        </draw:frame>
        <draw:frame draw:style-name="gr72" draw:text-style-name="P15" draw:layer="layout" svg:width="2.039cm" svg:height="1.275cm" svg:x="1.711cm" svg:y="7.15cm">
          <draw:text-box>
            <text:p><text:span text:style-name="T10">19</text:span><text:span text:style-name="T10">×</text:span><text:span text:style-name="T10">19</text:span><text:span text:style-name="T10">×</text:span><text:span text:style-name="T10">10</text:span><text:span text:style-name="T10">24</text:span></text:p>
          </draw:text-box>
        </draw:frame>
        <draw:frame draw:style-name="gr72" draw:text-style-name="P15" draw:layer="layout" svg:width="2.039cm" svg:height="1.275cm" svg:x="1.711cm" svg:y="5.085cm">
          <draw:text-box>
            <text:p><text:span text:style-name="T10">19</text:span><text:span text:style-name="T10">×</text:span><text:span text:style-name="T10">19</text:span><text:span text:style-name="T10">×</text:span><text:span text:style-name="T10">51</text:span><text:span text:style-name="T10">2</text:span></text:p>
          </draw:text-box>
        </draw:frame>
        <draw:frame draw:style-name="gr72" draw:text-style-name="P15" draw:layer="layout" svg:width="2.038cm" svg:height="1.275cm" svg:x="6.771cm" svg:y="5.928cm">
          <draw:text-box>
            <text:p><text:span text:style-name="T10">19</text:span><text:span text:style-name="T10">×</text:span><text:span text:style-name="T10">19</text:span><text:span text:style-name="T10">×</text:span><text:span text:style-name="T10">51</text:span><text:span text:style-name="T10">2</text:span></text:p>
          </draw:text-box>
        </draw:frame>
        <draw:frame draw:style-name="gr72" draw:text-style-name="P15" draw:layer="layout" svg:width="2.038cm" svg:height="1.275cm" svg:x="6.771cm" svg:y="8.069cm">
          <draw:text-box>
            <text:p><text:span text:style-name="T10">38</text:span><text:span text:style-name="T10">×</text:span><text:span text:style-name="T10">38</text:span><text:span text:style-name="T10">×</text:span><text:span text:style-name="T10">25</text:span><text:span text:style-name="T10">6</text:span></text:p>
          </draw:text-box>
        </draw:frame>
        <draw:frame draw:style-name="gr72" draw:text-style-name="P15" draw:layer="layout" svg:width="2.038cm" svg:height="1.275cm" svg:x="6.771cm" svg:y="10.059cm">
          <draw:text-box>
            <text:p><text:span text:style-name="T10">76</text:span><text:span text:style-name="T10">×</text:span><text:span text:style-name="T10">76</text:span><text:span text:style-name="T10">×</text:span><text:span text:style-name="T10">12</text:span><text:span text:style-name="T10">8</text:span></text:p>
          </draw:text-box>
        </draw:frame>
        <draw:frame draw:style-name="gr72" draw:text-style-name="P15" draw:layer="layout" svg:width="2.039cm" svg:height="1.275cm" svg:x="10.062cm" svg:y="4.857cm">
          <draw:text-box>
            <text:p><text:span text:style-name="T10">19</text:span><text:span text:style-name="T10">×</text:span><text:span text:style-name="T10">19</text:span><text:span text:style-name="T10">×</text:span><text:span text:style-name="T10">51</text:span><text:span text:style-name="T10">2</text:span></text:p>
          </draw:text-box>
        </draw:frame>
        <draw:frame draw:style-name="gr72" draw:text-style-name="P15" draw:layer="layout" svg:width="2.039cm" svg:height="1.275cm" svg:x="10.062cm" svg:y="6.997cm">
          <draw:text-box>
            <text:p><text:span text:style-name="T10">38</text:span><text:span text:style-name="T10">×</text:span><text:span text:style-name="T10">38</text:span><text:span text:style-name="T10">×</text:span><text:span text:style-name="T10">25</text:span><text:span text:style-name="T10">6</text:span></text:p>
          </draw:text-box>
        </draw:frame>
        <draw:frame draw:style-name="gr72" draw:text-style-name="P15" draw:layer="layout" svg:width="2.039cm" svg:height="1.275cm" svg:x="10.062cm" svg:y="8.988cm">
          <draw:text-box>
            <text:p><text:span text:style-name="T10">76</text:span><text:span text:style-name="T10">×</text:span><text:span text:style-name="T10">76</text:span><text:span text:style-name="T10">×</text:span><text:span text:style-name="T10">12</text:span><text:span text:style-name="T10">8</text:span></text:p>
          </draw:text-box>
        </draw:frame>
      </draw:page>
      <draw:page draw:name="page7" draw:style-name="dp1" draw:master-page-name="Default">
        <draw:line draw:style-name="gr44" draw:text-style-name="P4" draw:layer="layout" svg:x1="4.556cm" svg:y1="16.494cm" svg:x2="4.521cm" svg:y2="14.208cm">
          <text:p/>
        </draw:line>
        <draw:frame draw:style-name="gr77" draw:text-style-name="P19" draw:layer="layout" svg:width="3.852cm" svg:height="1.014cm" svg:x="2.598cm" svg:y="16.503cm">
          <draw:text-box>
            <text:p><text:span text:style-name="T12">I</text:span><text:span text:style-name="T12">n</text:span><text:span text:style-name="T12">p</text:span><text:span text:style-name="T12">u</text:span><text:span text:style-name="T12">t </text:span><text:span text:style-name="T12">I</text:span><text:span text:style-name="T12">m</text:span><text:span text:style-name="T12">a</text:span><text:span text:style-name="T12">g</text:span><text:span text:style-name="T12">e</text:span></text:p>
          </draw:text-box>
        </draw:frame>
        <draw:custom-shape draw:style-name="gr78" draw:text-style-name="P20" draw:layer="layout" svg:width="10.957cm" svg:height="10.795cm" svg:x="1.854cm" svg:y="4.937cm">
          <text:p text:style-name="P3"><text:span text:style-name="T12">CSPDarknet53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13cm" svg:height="1.143cm" svg:x="1.947cm" svg:y="13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734cm" svg:height="1.002cm" svg:x="2.785cm" svg:y="10.6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3" draw:layer="layout" svg:width="2.512cm" svg:height="0.948cm" svg:x="3.401cm" svg:y="8.3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draw:layer="layout" svg:width="1.824cm" svg:height="1.009cm" svg:x="3.806cm" svg:y="6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5.13cm" svg:height="1.143cm" svg:x="7.548cm" svg:y="14.2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734cm" svg:height="1.002cm" svg:x="8.386cm" svg:y="11.8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3" draw:layer="layout" svg:width="2.512cm" svg:height="0.948cm" svg:x="9.002cm" svg:y="9.5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draw:layer="layout" svg:width="1.824cm" svg:height="1.009cm" svg:x="9.407cm" svg:y="7.3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5.13cm" svg:height="1.143cm" svg:x="13.148cm" svg:y="12.8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734cm" svg:height="1.002cm" svg:x="13.886cm" svg:y="10.6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3" draw:layer="layout" svg:width="2.512cm" svg:height="0.948cm" svg:x="14.502cm" svg:y="8.3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draw:layer="layout" svg:width="1.824cm" svg:height="1.009cm" svg:x="14.907cm" svg:y="6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4.521cm" svg:y1="11.033cm" svg:x2="4.521cm" svg:y2="9.321cm">
          <text:p/>
        </draw:line>
        <draw:line draw:style-name="gr44" draw:text-style-name="P4" draw:layer="layout" svg:x1="4.521cm" svg:y1="13.573cm" svg:x2="4.521cm" svg:y2="11.668cm">
          <text:p/>
        </draw:line>
        <draw:line draw:style-name="gr44" draw:text-style-name="P4" draw:layer="layout" svg:x1="4.521cm" svg:y1="8.62cm" svg:x2="4.521cm" svg:y2="7.096cm">
          <text:p/>
        </draw:line>
        <draw:line draw:style-name="gr44" draw:text-style-name="P4" draw:layer="layout" svg:x1="16.332cm" svg:y1="6.461cm" svg:x2="20.895cm" svg:y2="10.271cm">
          <text:p/>
        </draw:line>
        <draw:line draw:style-name="gr44" draw:text-style-name="P4" draw:layer="layout" svg:x1="23.952cm" svg:y1="10.267cm" svg:x2="26.492cm" svg:y2="10.271cm">
          <text:p/>
        </draw:line>
        <draw:custom-shape draw:style-name="gr79" draw:text-style-name="P21" draw:layer="layout" svg:width="3.18cm" svg:height="0.636cm" svg:x="20.834cm" svg:y="9.93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0" draw:text-style-name="P22" draw:layer="layout" svg:width="1.382cm" svg:height="2.955cm" svg:x="26.507cm" svg:y="8.586cm">
          <text:p text:style-name="P3"><text:span text:style-name="T13"/></text:p>
          <text:p text:style-name="P3"><text:span text:style-name="T14"><text:s text:c="7"/>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16.713cm" svg:y1="8.747cm" svg:x2="20.875cm" svg:y2="10.251cm">
          <text:p/>
        </draw:line>
        <draw:line draw:style-name="gr44" draw:text-style-name="P4" draw:layer="layout" svg:x1="17.348cm" svg:y1="11.16cm" svg:x2="20.855cm" svg:y2="10.231cm">
          <text:p/>
        </draw:line>
        <draw:line draw:style-name="gr44" draw:text-style-name="P4" draw:layer="layout" svg:x1="17.475cm" svg:y1="13.573cm" svg:x2="20.835cm" svg:y2="10.231cm">
          <text:p/>
        </draw:line>
        <draw:line draw:style-name="gr44" draw:text-style-name="P4" draw:layer="layout" svg:x1="10.236cm" svg:y1="10.483cm" svg:x2="10.236cm" svg:y2="12.261cm">
          <text:p/>
        </draw:line>
        <draw:g>
          <draw:connector draw:style-name="gr47" draw:text-style-name="P4" xml:id="id36" draw:id="id36" draw:layer="layout" svg:x1="5.41cm" svg:y1="6.461cm" svg:x2="10.271cm" svg:y2="6.461cm" svg:d="M5410 6461h4861" svg:viewBox="0 0 4862 1">
            <text:p/>
          </draw:connector>
          <draw:connector draw:style-name="gr48" draw:text-style-name="P4" draw:layer="layout" svg:x1="10.271cm" svg:y1="6.461cm" svg:x2="10.271cm" svg:y2="7.604cm" draw:start-shape="id36" draw:start-glue-point="3" svg:d="M10271 6461v1143" svg:viewBox="0 0 1 1144">
            <text:p/>
          </draw:connector>
        </draw:g>
        <draw:g>
          <draw:connector draw:style-name="gr47" draw:text-style-name="P4" xml:id="id37" draw:id="id37" draw:layer="layout" svg:x1="12.268cm" svg:y1="14.928cm" svg:x2="15.605cm" svg:y2="14.928cm" svg:d="M12268 14928h3337" svg:viewBox="0 0 3338 1">
            <text:p/>
          </draw:connector>
          <draw:connector draw:style-name="gr48" draw:text-style-name="P4" draw:layer="layout" svg:x1="15.605cm" svg:y1="14.928cm" svg:x2="15.605cm" svg:y2="13.954cm" draw:start-shape="id37" draw:start-glue-point="3" svg:d="M15605 14928v-974" svg:viewBox="0 0 1 975">
            <text:p/>
          </draw:connector>
        </draw:g>
        <draw:line draw:style-name="gr44" draw:text-style-name="P4" draw:layer="layout" svg:x1="10.236cm" svg:y1="12.896cm" svg:x2="10.236cm" svg:y2="14.674cm">
          <text:p/>
        </draw:line>
        <draw:line draw:style-name="gr44" draw:text-style-name="P4" draw:layer="layout" svg:x1="10.236cm" svg:y1="8.412cm" svg:x2="10.236cm" svg:y2="9.936cm">
          <text:p/>
        </draw:line>
        <draw:line draw:style-name="gr44" draw:text-style-name="P4" draw:layer="layout" svg:x1="5.632cm" svg:y1="8.768cm" svg:x2="10.236cm" svg:y2="8.747cm">
          <text:p/>
        </draw:line>
        <draw:line draw:style-name="gr44" draw:text-style-name="P4" draw:layer="layout" svg:x1="6.172cm" svg:y1="11.181cm" svg:x2="10.236cm" svg:y2="11.16cm">
          <text:p/>
        </draw:line>
        <draw:line draw:style-name="gr44" draw:text-style-name="P4" draw:layer="layout" svg:x1="6.752cm" svg:y1="13.474cm" svg:x2="10.236cm" svg:y2="13.446cm">
          <text:p/>
        </draw:line>
        <draw:line draw:style-name="gr44" draw:text-style-name="P4" draw:layer="layout" svg:x1="10.871cm" svg:y1="7.904cm" svg:x2="15.697cm" svg:y2="7.904cm">
          <text:p/>
        </draw:line>
        <draw:line draw:style-name="gr44" draw:text-style-name="P4" draw:layer="layout" svg:x1="11.252cm" svg:y1="10.102cm" svg:x2="15.697cm" svg:y2="10.102cm">
          <text:p/>
        </draw:line>
        <draw:line draw:style-name="gr44" draw:text-style-name="P4" draw:layer="layout" svg:x1="11.76cm" svg:y1="12.388cm" svg:x2="15.697cm" svg:y2="12.388cm">
          <text:p/>
        </draw:line>
        <draw:line draw:style-name="gr44" draw:text-style-name="P4" draw:layer="layout" svg:x1="15.721cm" svg:y1="11.054cm" svg:x2="15.721cm" svg:y2="9.342cm">
          <text:p/>
        </draw:line>
        <draw:line draw:style-name="gr44" draw:text-style-name="P4" draw:layer="layout" svg:x1="15.697cm" svg:y1="13.319cm" svg:x2="15.721cm" svg:y2="11.689cm">
          <text:p/>
        </draw:line>
        <draw:line draw:style-name="gr44" draw:text-style-name="P4" draw:layer="layout" svg:x1="15.721cm" svg:y1="8.641cm" svg:x2="15.721cm" svg:y2="7.117cm">
          <text:p/>
        </draw:line>
        <draw:frame draw:style-name="gr81" draw:text-style-name="P14" draw:layer="layout" svg:width="1.397cm" svg:height="0.911cm" svg:x="24.46cm" svg:y="9.36cm">
          <draw:text-box>
            <text:p><text:span text:style-name="T9">F</text:span><text:span text:style-name="T9">C</text:span></text:p>
          </draw:text-box>
        </draw:frame>
        <draw:frame draw:style-name="gr49" draw:text-style-name="P14" draw:layer="layout" svg:width="1.777cm" svg:height="0.996cm" svg:x="18.711cm" svg:y="7.85cm">
          <draw:text-box>
            <text:p><text:span text:style-name="T9">S</text:span><text:span text:style-name="T9">P</text:span><text:span text:style-name="T9">P</text:span></text:p>
          </draw:text-box>
        </draw:frame>
        <draw:custom-shape draw:style-name="gr58" draw:text-style-name="P20" draw:layer="layout" svg:width="17.11cm" svg:height="12.7cm" svg:x="1.381cm" svg:y="3.54cm">
          <text:p text:style-name="P3"><text:span text:style-name="T9">Modified PAN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draw:enhanced-geometry svg:viewBox="0 0 21600 21600" draw:type="rectangle" draw:enhanced-path="M 0 0 L 21600 0 21600 21600 0 21600 0 0 Z N"/>
        </draw:custom-shape>
        <draw:frame draw:style-name="gr82" draw:text-style-name="P3" draw:layer="layout" svg:width="0.919cm" svg:height="0.762cm" svg:x="10.49cm" svg:y="14.3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2" draw:text-style-name="P3" draw:layer="layout" svg:width="0.926cm" svg:height="0.762cm" svg:x="10.49cm" svg:y="11.82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2" draw:text-style-name="P3" draw:layer="layout" svg:width="0.943cm" svg:height="0.762cm" svg:x="10.236cm" svg:y="9.30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82" draw:text-style-name="P3" draw:layer="layout" svg:width="0.92cm" svg:height="0.762cm" svg:x="9.332cm" svg:y="7.09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2" draw:text-style-name="P3" draw:layer="layout" svg:width="0.999cm" svg:height="0.762cm" svg:x="14.173cm" svg:y="12.93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82" draw:text-style-name="P3" draw:layer="layout" svg:width="1.006cm" svg:height="0.762cm" svg:x="14.437cm" svg:y="10.52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82" draw:text-style-name="P3" draw:layer="layout" svg:width="1.023cm" svg:height="0.762cm" svg:x="14.674cm" svg:y="8.13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82" draw:text-style-name="P3" draw:layer="layout" svg:width="1cm" svg:height="0.762cm" svg:x="14.808cm" svg:y="6.33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83" draw:text-style-name="P3" draw:layer="layout" svg:width="0.381cm" svg:height="0.381cm" svg:x="21.447cm" svg:y="13.49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83" draw:text-style-name="P3" draw:layer="layout" svg:width="0.381cm" svg:height="0.381cm" svg:x="21.447cm" svg:y="15.09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84" draw:text-style-name="P23" draw:layer="layout" svg:width="3.461cm" svg:height="1.826cm" svg:x="19.67cm" svg:y="16.305cm">
          <draw:text-box>
            <text:p><text:span text:style-name="T15">2</text:span><text:span text:style-name="T15">8</text:span><text:span text:style-name="T15">×</text:span><text:span text:style-name="T15">2</text:span><text:span text:style-name="T15">8</text:span></text:p>
            <text:p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×</text:span><text:span text:style-name="T15">2</text:span><text:span text:style-name="T15">5</text:span><text:span text:style-name="T15">6</text:span></text:p>
          </draw:text-box>
        </draw:frame>
      </draw:page>
      <draw:page draw:name="page8" draw:style-name="dp1" draw:master-page-name="Default">
        <draw:custom-shape draw:style-name="gr85" draw:text-style-name="P3" draw:layer="layout" svg:width="3.721cm" svg:height="10.922cm" svg:x="9.471cm" svg:y="5.44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6" draw:text-style-name="P3" draw:layer="layout" svg:width="7.874cm" svg:height="3.809cm" svg:x="17.637cm" svg:y="9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7" draw:text-style-name="P3" draw:layer="layout" svg:width="2.825cm" svg:height="13.333cm" svg:x="4.144cm" svg:y="4.3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9" draw:style-name="dp1" draw:master-page-name="Default">
        <draw:custom-shape draw:style-name="gr88" draw:text-style-name="P3" draw:layer="layout" svg:width="4.823cm" svg:height="15.564cm" svg:x="7.906cm" svg:y="2.6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9" draw:text-style-name="P3" draw:layer="layout" svg:width="10.208cm" svg:height="5.428cm" svg:x="18.492cm" svg:y="7.6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0" draw:text-style-name="P3" draw:layer="layout" svg:width="3.663cm" svg:height="19cm" svg:x="1cm" svg:y="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1" draw:text-style-name="P24" draw:layer="layout" svg:width="6.096cm" svg:height="2.089cm" svg:x="14.081cm" svg:y="3.286cm">
          <draw:text-box>
            <text:p><text:span text:style-name="T16">テ</text:span><text:span text:style-name="T16">キ</text:span><text:span text:style-name="T16">ス</text:span><text:span text:style-name="T16">ト</text:span><text:span text:style-name="T16">漢</text:span><text:span text:style-name="T16">字</text:span></text:p>
          </draw:text-box>
        </draw:frame>
        <draw:frame draw:style-name="gr92" draw:text-style-name="P24" draw:layer="layout" svg:width="5.588cm" svg:height="1.397cm" svg:x="14.081cm" svg:y="4.987cm">
          <draw:text-box>
            <text:p><text:span text:style-name="T16">A</text:span><text:span text:style-name="T16">B</text:span><text:span text:style-name="T16">C</text:span><text:span text:style-name="T16">a</text:span><text:span text:style-name="T16">b</text:span><text:span text:style-name="T16">c</text:span></text:p>
          </draw:text-box>
        </draw:frame>
        <draw:frame draw:style-name="gr93" draw:text-style-name="P24" draw:layer="layout" svg:width="5.588cm" svg:height="3.359cm" svg:x="13.681cm" svg:y="6.888cm">
          <draw:text-box>
            <text:p><text:span text:style-name="T17">C</text:span><text:span text:style-name="T17">h</text:span><text:span text:style-name="T17">a</text:span><text:span text:style-name="T17">n</text:span><text:span text:style-name="T17">n</text:span><text:span text:style-name="T17">e</text:span><text:span text:style-name="T17">l</text:span><text:span text:style-name="T16"> </text:span><text:span text:style-name="T16">H</text:span><text:span text:style-name="T16">e</text:span><text:span text:style-name="T16">i</text:span><text:span text:style-name="T16">g</text:span><text:span text:style-name="T16">h</text:span><text:span text:style-name="T16">t</text:span><text:span text:style-name="T16"> </text:span><text:span text:style-name="T18">W</text:span><text:span text:style-name="T18">i</text:span><text:span text:style-name="T18">d</text:span><text:span text:style-name="T18">t</text:span><text:span text:style-name="T18">h</text:span></text:p>
          </draw:text-box>
        </draw:frame>
        <draw:custom-shape draw:style-name="gr94" draw:text-style-name="P4" draw:layer="layout" svg:width="13.335cm" svg:height="15.621cm" svg:x="2.016cm" svg:y="2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Default">
        <draw:custom-shape draw:style-name="gr95" draw:text-style-name="P3" draw:layer="layout" svg:width="12.954cm" svg:height="2.323cm" svg:x="2.016cm" svg:y="14.2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6" draw:text-style-name="P3" draw:layer="layout" svg:width="9.202cm" svg:height="1.839cm" svg:x="3.894cm" svg:y="11.2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7" draw:text-style-name="P3" draw:layer="layout" svg:width="6.189cm" svg:height="1.429cm" svg:x="5.405cm" svg:y="8.3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8" draw:text-style-name="P3" draw:layer="layout" svg:width="4.494cm" svg:height="1.467cm" svg:x="6.227cm" svg:y="5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8.366cm" svg:y1="11.795cm" svg:x2="8.366cm" svg:y2="9.89cm">
          <text:p/>
        </draw:line>
        <draw:line draw:style-name="gr44" draw:text-style-name="P4" draw:layer="layout" svg:x1="8.366cm" svg:y1="15.097cm" svg:x2="8.366cm" svg:y2="13.192cm">
          <text:p/>
        </draw:line>
        <draw:line draw:style-name="gr44" draw:text-style-name="P4" draw:layer="layout" svg:x1="8.366cm" svg:y1="18.145cm" svg:x2="8.366cm" svg:y2="16.621cm">
          <text:p/>
        </draw:line>
        <draw:frame draw:style-name="gr99" draw:text-style-name="P25" draw:layer="layout" svg:width="4.191cm" svg:height="1.27cm" svg:x="6.334cm" svg:y="18.145cm">
          <draw:text-box>
            <text:p>Input Image</text:p>
          </draw:text-box>
        </draw:frame>
        <draw:line draw:style-name="gr44" draw:text-style-name="P4" draw:layer="layout" svg:x1="8.366cm" svg:y1="8.616cm" svg:x2="8.366cm" svg:y2="6.711cm">
          <text:p/>
        </draw:line>
        <draw:custom-shape draw:style-name="gr100" draw:text-style-name="P4" draw:layer="layout" svg:width="13.589cm" svg:height="13.97cm" svg:x="1.762cm" svg:y="3.286cm">
          <text:p text:style-name="P3">Backbone network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custom-shape draw:style-name="gr101" draw:text-style-name="P22" draw:layer="layout" svg:width="2.205cm" svg:height="9.779cm" svg:x="3.589cm" svg:y="4.683cm">
          <text:p text:style-name="P3"><text:span text:style-name="T13"/></text:p>
          <text:p text:style-name="P3"><text:span text:style-name="T13"><text:s text:c="7"/></text:span><text:span text:style-name="T13">7×7</text:span></text:p>
          <text:p text:style-name="P3"><text:span text:style-name="T13"><text:s text:c="7"/></text:span><text:span text:style-name="T13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2" draw:text-style-name="P26" draw:layer="layout" svg:width="7.908cm" svg:height="1.306cm" svg:x="15.793cm" svg:y="8.62cm">
          <text:p text:style-name="P3"><text:span text:style-name="T19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3" draw:text-style-name="P4" draw:layer="layout" svg:width="25.414cm" svg:height="10.541cm" svg:x="3.286cm" svg:y="4.302cm">
          <text:p text:style-name="P3"><text:s text:c="114"/>R-CNN Head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line draw:style-name="gr104" draw:text-style-name="P4" draw:layer="layout" svg:x1="1cm" svg:y1="9.509cm" svg:x2="3.159cm" svg:y2="9.509cm">
          <text:p/>
        </draw:line>
        <draw:custom-shape draw:style-name="gr102" draw:text-style-name="P26" draw:layer="layout" svg:width="7.908cm" svg:height="1.306cm" svg:x="7.594cm" svg:y="8.621cm">
          <text:p text:style-name="P3"><text:span text:style-name="T19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5.236cm" svg:y1="9.422cm" svg:x2="7.395cm" svg:y2="9.422cm">
          <text:p/>
        </draw:line>
        <draw:connector draw:style-name="gr105" draw:text-style-name="P4" draw:layer="layout" svg:x1="23.955cm" svg:y1="9.255cm" svg:x2="26.525cm" svg:y2="7.726cm" svg:d="M23955 9255h1285v-1529h1285" svg:viewBox="0 0 2571 1530">
          <text:p/>
        </draw:connector>
        <draw:frame draw:style-name="gr106" draw:text-style-name="P25" draw:layer="layout" svg:width="3.048cm" svg:height="1.016cm" svg:x="0.619cm" svg:y="8.366cm">
          <draw:text-box>
            <text:p>RoIAlign</text:p>
          </draw:text-box>
        </draw:frame>
        <draw:connector draw:style-name="gr105" draw:text-style-name="P4" draw:layer="layout" svg:x1="23.936cm" svg:y1="9.257cm" svg:x2="26.553cm" svg:y2="10.718cm" svg:d="M23936 9257h1309v1461h1308" svg:viewBox="0 0 2618 1462">
          <text:p/>
        </draw:connector>
        <draw:frame draw:style-name="gr106" draw:text-style-name="P25" draw:layer="layout" svg:width="2.413cm" svg:height="1.016cm" svg:x="26.495cm" svg:y="7.223cm">
          <draw:text-box>
            <text:p>Class</text:p>
          </draw:text-box>
        </draw:frame>
        <draw:frame draw:style-name="gr106" draw:text-style-name="P25" draw:layer="layout" svg:width="1.778cm" svg:height="1.016cm" svg:x="26.622cm" svg:y="10.144cm">
          <draw:text-box>
            <text:p>Box</text:p>
          </draw:text-box>
        </draw:frame>
      </draw:page>
      <draw:page draw:name="page12" draw:style-name="dp1" draw:master-page-name="Default">
        <draw:custom-shape draw:style-name="gr107" draw:text-style-name="P26" draw:layer="layout" svg:width="4.495cm" svg:height="0.888cm" svg:x="19.853cm" svg:y="8.92cm">
          <text:p text:style-name="P3"><text:span text:style-name="T19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3" draw:text-style-name="P4" draw:layer="layout" svg:width="25.414cm" svg:height="10.541cm" svg:x="3.286cm" svg:y="4.302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 text:c="108"/><text:span text:style-name="T20">MaskIoU Head</text:span></text:p>
          <draw:enhanced-geometry svg:viewBox="0 0 21600 21600" draw:type="rectangle" draw:enhanced-path="M 0 0 L 21600 0 21600 21600 0 21600 0 0 Z N"/>
        </draw:custom-shape>
        <draw:line draw:style-name="gr104" draw:text-style-name="P4" draw:layer="layout" svg:x1="4.81cm" svg:y1="3.667cm" svg:x2="4.81cm" svg:y2="5.318cm">
          <text:p/>
        </draw:line>
        <draw:custom-shape draw:style-name="gr107" draw:text-style-name="P26" draw:layer="layout" svg:width="4.495cm" svg:height="0.888cm" svg:x="15.194cm" svg:y="8.921cm">
          <text:p text:style-name="P3"><text:span text:style-name="T19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08" draw:text-style-name="P27" draw:layer="layout" svg:width="3.968cm" svg:height="1.204cm" svg:x="24.432cm" svg:y="7.597cm">
          <draw:text-box>
            <text:p><text:span text:style-name="T20">M</text:span><text:span text:style-name="T20">a</text:span><text:span text:style-name="T20">s</text:span><text:span text:style-name="T20">k</text:span><text:span text:style-name="T20">I</text:span><text:span text:style-name="T20">o</text:span><text:span text:style-name="T20">U</text:span></text:p>
          </draw:text-box>
        </draw:frame>
        <draw:custom-shape draw:style-name="gr109" draw:text-style-name="P26" draw:layer="layout" svg:width="1.916cm" svg:height="0.888cm" svg:x="25.353cm" svg:y="8.83cm">
          <text:p text:style-name="P3"><text:span text:style-name="T19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0" draw:text-style-name="P22" draw:layer="layout" svg:width="2.205cm" svg:height="8.128cm" svg:x="3.64cm" svg:y="5.319cm">
          <text:p text:style-name="P3"><text:span text:style-name="T13"/></text:p>
          <text:p text:style-name="P3"><text:span text:style-name="T13"/></text:p>
          <text:p text:style-name="P3"><text:span text:style-name="T13"><text:s text:c="7"/></text:span><text:span text:style-name="T13">14×14</text:span></text:p>
          <text:p text:style-name="P3"><text:span text:style-name="T13"><text:s text:c="7"/></text:span><text:span text:style-name="T13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1" draw:text-style-name="P4" draw:layer="layout" svg:x1="5.318cm" svg:y1="9.509cm" svg:x2="7.477cm" svg:y2="9.509cm">
          <text:p/>
        </draw:line>
        <draw:custom-shape draw:style-name="gr110" draw:text-style-name="P22" draw:layer="layout" svg:width="2.205cm" svg:height="8.128cm" svg:x="7.491cm" svg:y="5.319cm">
          <text:p text:style-name="P3"><text:span text:style-name="T13"/></text:p>
          <text:p text:style-name="P3"><text:span text:style-name="T13"/></text:p>
          <text:p text:style-name="P3"><text:span text:style-name="T13"><text:s text:c="7"/></text:span><text:span text:style-name="T13">7×7</text:span></text:p>
          <text:p text:style-name="P3"><text:span text:style-name="T13"><text:s text:c="7"/></text:span><text:span text:style-name="T13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9.138cm" svg:y1="9.423cm" svg:x2="11.297cm" svg:y2="9.423cm">
          <text:p/>
        </draw:line>
        <draw:custom-shape draw:style-name="gr110" draw:text-style-name="P22" draw:layer="layout" svg:width="2.205cm" svg:height="8.128cm" svg:x="11.342cm" svg:y="5.319cm">
          <text:p text:style-name="P3"><text:span text:style-name="T13"/></text:p>
          <text:p text:style-name="P3"><text:span text:style-name="T13"/></text:p>
          <text:p text:style-name="P3"><text:span text:style-name="T13"><text:s text:c="7"/></text:span><text:span text:style-name="T13">7×7</text:span></text:p>
          <text:p text:style-name="P3"><text:span text:style-name="T13"><text:s text:c="7"/></text:span><text:span text:style-name="T13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12.989cm" svg:y1="9.423cm" svg:x2="15.148cm" svg:y2="9.423cm">
          <text:p/>
        </draw:line>
        <draw:frame draw:style-name="gr112" draw:text-style-name="P27" draw:layer="layout" svg:width="1.618cm" svg:height="1.195cm" svg:x="5.819cm" svg:y="8.366cm">
          <draw:text-box>
            <text:p><text:span text:style-name="T20">×</text:span><text:span text:style-name="T20">3</text:span></text:p>
          </draw:text-box>
        </draw:frame>
        <draw:frame draw:style-name="gr113" draw:text-style-name="P25" draw:layer="layout" svg:width="3.175cm" svg:height="2.228cm" svg:x="22.633cm" svg:y="16.597cm">
          <draw:text-box>
            <text:p><text:span text:style-name="T21">M</text:span>a<text:span text:style-name="T22">l</text:span><text:span text:style-name="T22">i</text:span><text:span text:style-name="T22">c</text:span><text:span text:style-name="T22">i</text:span><text:span text:style-name="T22">o</text:span>us</text:p>
          </draw:text-box>
        </draw:frame>
      </draw:page>
      <draw:page draw:name="page13" draw:style-name="dp1" draw:master-page-name="Default">
        <draw:custom-shape draw:style-name="gr110" draw:text-style-name="P22" xml:id="id40" draw:id="id40" draw:layer="layout" svg:width="2.205cm" svg:height="8.128cm" svg:x="3.589cm" svg:y="5.318cm">
          <text:p text:style-name="P3"><text:span text:style-name="T13"/></text:p>
          <text:p text:style-name="P3"><text:span text:style-name="T13"/></text:p>
          <text:p text:style-name="P3"><text:span text:style-name="T13"><text:s text:c="7"/></text:span><text:span text:style-name="T13">7×7</text:span></text:p>
          <text:p text:style-name="P3"><text:span text:style-name="T13"><text:s text:c="7"/></text:span><text:span text:style-name="T13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4" draw:text-style-name="P4" draw:layer="layout" svg:width="17.526cm" svg:height="9.906cm" svg:x="3.286cm" svg:y="4.683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 text:c="75"/>Mask Head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line draw:style-name="gr104" draw:text-style-name="P4" draw:layer="layout" svg:x1="1cm" svg:y1="9.509cm" svg:x2="3.159cm" svg:y2="9.509cm">
          <text:p/>
        </draw:line>
        <draw:line draw:style-name="gr44" draw:text-style-name="P4" draw:layer="layout" svg:x1="5.236cm" svg:y1="9.422cm" svg:x2="7.395cm" svg:y2="9.422cm">
          <text:p/>
        </draw:line>
        <draw:frame draw:style-name="gr106" draw:text-style-name="P25" draw:layer="layout" svg:width="3.048cm" svg:height="1.016cm" svg:x="0.619cm" svg:y="8.366cm">
          <draw:text-box>
            <text:p>RoIAlign</text:p>
          </draw:text-box>
        </draw:frame>
        <draw:custom-shape draw:style-name="gr110" draw:text-style-name="P22" draw:layer="layout" svg:width="2.205cm" svg:height="8.128cm" svg:x="8.14cm" svg:y="5.318cm">
          <text:p text:style-name="P3"><text:span text:style-name="T13"/></text:p>
          <text:p text:style-name="P3"><text:span text:style-name="T13"/></text:p>
          <text:p text:style-name="P3"><text:span text:style-name="T13"><text:s text:c="7"/></text:span><text:span text:style-name="T23">7</text:span><text:span text:style-name="T13">×7</text:span></text:p>
          <text:p text:style-name="P3"><text:span text:style-name="T13"><text:s text:c="7"/></text:span><text:span text:style-name="T13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9.787cm" svg:y1="9.422cm" svg:x2="11.946cm" svg:y2="9.422cm">
          <text:p/>
        </draw:line>
        <draw:custom-shape draw:style-name="gr110" draw:text-style-name="P22" draw:layer="layout" svg:width="2.205cm" svg:height="8.128cm" svg:x="12.891cm" svg:y="5.318cm">
          <text:p text:style-name="P3"><text:span text:style-name="T13"/></text:p>
          <text:p text:style-name="P3"><text:span text:style-name="T13"/></text:p>
          <text:p text:style-name="P3"><text:span text:style-name="T13"><text:s text:c="7"/></text:span><text:span text:style-name="T13">7×7</text:span></text:p>
          <text:p text:style-name="P3"><text:span text:style-name="T13"><text:s text:c="7"/></text:span><text:span text:style-name="T13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14.538cm" svg:y1="9.422cm" svg:x2="16.697cm" svg:y2="9.422cm">
          <text:p/>
        </draw:line>
        <draw:custom-shape draw:style-name="gr110" draw:text-style-name="P22" draw:layer="layout" svg:width="2.205cm" svg:height="8.128cm" svg:x="17.642cm" svg:y="5.318cm">
          <text:p text:style-name="P3"><text:span text:style-name="T13"/></text:p>
          <text:p text:style-name="P3"><text:span text:style-name="T13"/></text:p>
          <text:p text:style-name="P3"><text:span text:style-name="T13"><text:s text:c="7"/></text:span><text:span text:style-name="T13">7×7</text:span></text:p>
          <text:p text:style-name="P3"><text:span text:style-name="T13"><text:s text:c="7"/></text:span><text:span text:style-name="T13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19.289cm" svg:y1="9.422cm" svg:x2="22.336cm" svg:y2="9.382cm">
          <text:p/>
        </draw:line>
        <draw:custom-shape draw:style-name="gr115" draw:text-style-name="P3" xml:id="id38" draw:id="id38" draw:layer="layout" svg:width="2.205cm" svg:height="8.128cm" svg:x="22.593cm" svg:y="5.318cm">
          <text:p text:style-name="P3"><text:span text:style-name="T13"/></text:p>
          <text:p text:style-name="P3"><text:span text:style-name="T13"><text:s text:c="7"/></text:span><text:span text:style-name="T13">7×7</text:span></text:p>
          <text:p text:style-name="P3"><text:span text:style-name="T13"><text:s text:c="7"/></text:span><text:span text:style-name="T13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05" draw:text-style-name="P4" draw:layer="layout" svg:x1="23.695cm" svg:y1="13.446cm" svg:x2="15.732cm" svg:y2="15.505cm" draw:start-shape="id38" draw:start-glue-point="2" draw:end-shape="id39" draw:end-glue-point="1" svg:d="M23695 13446v2059h-7963" svg:viewBox="0 0 7964 2060">
          <text:p/>
        </draw:connector>
        <draw:frame draw:style-name="gr106" draw:text-style-name="P25" xml:id="id41" draw:id="id41" draw:layer="layout" svg:width="2.794cm" svg:height="1.016cm" svg:x="3.286cm" svg:y="14.97cm">
          <draw:text-box>
            <text:p>Concat</text:p>
          </draw:text-box>
        </draw:frame>
        <draw:line draw:style-name="gr104" draw:text-style-name="P4" draw:layer="layout" svg:x1="16.093cm" svg:y1="2.02cm" svg:x2="20.177cm" svg:y2="2.905cm">
          <text:p/>
        </draw:line>
        <draw:connector draw:style-name="gr105" draw:text-style-name="P4" draw:layer="layout" svg:x1="4.691cm" svg:y1="13.446cm" svg:x2="4.683cm" svg:y2="14.97cm" draw:start-shape="id40" draw:start-glue-point="2" draw:end-shape="id41" draw:end-glue-point="0" svg:d="M4691 13446v763h-8v761" svg:viewBox="0 0 9 1525">
          <text:p/>
        </draw:connector>
        <draw:frame draw:style-name="gr116" draw:text-style-name="P25" xml:id="id39" draw:id="id39" draw:layer="layout" svg:width="3.937cm" svg:height="0.962cm" svg:x="11.795cm" svg:y="15.024cm">
          <draw:text-box>
            <text:p>MaxPooling</text:p>
          </draw:text-box>
        </draw:frame>
        <draw:connector draw:style-name="gr105" draw:text-style-name="P4" draw:layer="layout" svg:x1="11.795cm" svg:y1="15.505cm" svg:x2="6.08cm" svg:y2="15.478cm" draw:start-shape="id39" draw:start-glue-point="3" draw:end-shape="id41" draw:end-glue-point="1" svg:d="M11795 15505h-2857v-27h-2858" svg:viewBox="0 0 5716 28">
          <text:p/>
        </draw:connector>
      </draw:page>
      <draw:page draw:name="page14" draw:style-name="dp1" draw:master-page-name="Default">
        <draw:frame draw:style-name="gr117" draw:text-style-name="P28" draw:layer="layout" svg:width="1.425cm" svg:height="1.238cm" svg:x="12.684cm" svg:y="9.182cm">
          <draw:text-box>
            <text:p><text:span text:style-name="T24">×4</text:span></text:p>
          </draw:text-box>
        </draw:frame>
        <draw:custom-shape draw:style-name="gr118" draw:text-style-name="P3" draw:layer="layout" svg:width="6.901cm" svg:height="2.089cm" svg:x="1.197cm" svg:y="13.1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9" draw:text-style-name="P3" draw:layer="layout" svg:width="4.902cm" svg:height="1.652cm" svg:x="2.198cm" svg:y="10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0" draw:text-style-name="P3" draw:layer="layout" svg:width="3.297cm" svg:height="1.285cm" svg:x="3.003cm" svg:y="7.8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1" draw:text-style-name="P3" draw:layer="layout" svg:width="2.394cm" svg:height="1.319cm" svg:x="3.441cm" svg:y="4.8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4.58cm" svg:y1="10.915cm" svg:x2="4.58cm" svg:y2="9.203cm">
          <text:p/>
        </draw:line>
        <draw:line draw:style-name="gr44" draw:text-style-name="P4" draw:layer="layout" svg:x1="4.58cm" svg:y1="13.883cm" svg:x2="4.58cm" svg:y2="12.171cm">
          <text:p/>
        </draw:line>
        <draw:line draw:style-name="gr44" draw:text-style-name="P4" draw:layer="layout" svg:x1="4.58cm" svg:y1="16.623cm" svg:x2="4.58cm" svg:y2="15.253cm">
          <text:p/>
        </draw:line>
        <draw:frame draw:style-name="gr77" draw:text-style-name="P25" draw:layer="layout" svg:width="3.852cm" svg:height="1.014cm" svg:x="2.698cm" svg:y="16.623cm">
          <draw:text-box>
            <text:p>Input Image</text:p>
          </draw:text-box>
        </draw:frame>
        <draw:line draw:style-name="gr44" draw:text-style-name="P4" draw:layer="layout" svg:x1="4.58cm" svg:y1="8.057cm" svg:x2="4.58cm" svg:y2="6.345cm">
          <text:p/>
        </draw:line>
        <draw:custom-shape draw:style-name="gr122" draw:text-style-name="P4" draw:layer="layout" svg:width="7.239cm" svg:height="12.558cm" svg:x="1.062cm" svg:y="3.266cm">
          <text:p text:style-name="P3">Backbone network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23" draw:text-style-name="P22" draw:layer="layout" svg:width="1.476cm" svg:height="4.123cm" svg:x="10.695cm" svg:y="3.463cm">
          <text:p text:style-name="P3"><text:span text:style-name="T13"/></text:p>
          <text:p text:style-name="P3"><text:span text:style-name="T14"><text:s text:c="7"/></text:span><text:span text:style-name="T14">7×7</text:span></text:p>
          <text:p text:style-name="P3"><text:span text:style-name="T14"><text:s text:c="7"/></text:span><text:span text:style-name="T1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4" draw:text-style-name="P21" draw:layer="layout" svg:width="5.289cm" svg:height="0.551cm" svg:x="18.86cm" svg:y="5.123cm">
          <text:p text:style-name="P3"><text:span text:style-name="T25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5" draw:text-style-name="P4" draw:layer="layout" svg:width="18.175cm" svg:height="4.445cm" svg:x="10.525cm" svg:y="3.302cm">
          <text:p text:style-name="P3"><text:s text:c="79"/>R-CNN Head</text:p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line draw:style-name="gr104" draw:text-style-name="P4" draw:layer="layout" svg:x1="8.764cm" svg:y1="5.498cm" svg:x2="10.208cm" svg:y2="5.498cm">
          <text:p/>
        </draw:line>
        <draw:custom-shape draw:style-name="gr126" draw:text-style-name="P21" draw:layer="layout" svg:width="5.291cm" svg:height="0.551cm" svg:x="13.374cm" svg:y="5.123cm">
          <text:p text:style-name="P3"><text:span text:style-name="T25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11.797cm" svg:y1="5.461cm" svg:x2="13.241cm" svg:y2="5.461cm">
          <text:p/>
        </draw:line>
        <draw:connector draw:style-name="gr105" draw:text-style-name="P4" draw:layer="layout" draw:line-skew="-0.175cm" svg:x1="24.319cm" svg:y1="5.391cm" svg:x2="26.038cm" svg:y2="4.746cm" svg:d="M24319 5391h685v-645h1034" svg:viewBox="0 0 1720 646">
          <text:p/>
        </draw:connector>
        <draw:frame draw:style-name="gr127" draw:text-style-name="P14" draw:layer="layout" svg:width="2.039cm" svg:height="1.673cm" svg:x="8.609cm" svg:y="3.816cm">
          <draw:text-box>
            <text:p><text:span text:style-name="T9">RoI</text:span></text:p>
            <text:p><text:span text:style-name="T9">Align</text:span></text:p>
          </draw:text-box>
        </draw:frame>
        <draw:connector draw:style-name="gr105" draw:text-style-name="P4" draw:layer="layout" draw:line-skew="-0.178cm" svg:x1="24.307cm" svg:y1="5.391cm" svg:x2="26.058cm" svg:y2="6.008cm" svg:d="M24307 5391h698v617h1053" svg:viewBox="0 0 1752 618">
          <text:p/>
        </draw:connector>
        <draw:frame draw:style-name="gr116" draw:text-style-name="P25" draw:layer="layout" svg:width="2.16cm" svg:height="0.962cm" svg:x="26.018cm" svg:y="4.334cm">
          <draw:text-box>
            <text:p>Class</text:p>
          </draw:text-box>
        </draw:frame>
        <draw:frame draw:style-name="gr116" draw:text-style-name="P25" draw:layer="layout" svg:width="1.693cm" svg:height="0.962cm" svg:x="26.104cm" svg:y="5.565cm">
          <draw:text-box>
            <text:p>Box</text:p>
          </draw:text-box>
        </draw:frame>
        <draw:custom-shape draw:style-name="gr128" draw:text-style-name="P4" draw:layer="layout" svg:width="13.061cm" svg:height="4.953cm" svg:x="10.643cm" svg:y="8.239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 text:c="30"/></text:p>
          <text:p text:style-name="P3"><text:s text:c="30"/>Mask Head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29" draw:text-style-name="P22" xml:id="id44" draw:id="id44" draw:layer="layout" svg:width="1.644cm" svg:height="3.425cm" svg:x="10.868cm" svg:y="8.493cm">
          <text:p text:style-name="P3"><text:span text:style-name="T14"/></text:p>
          <text:p text:style-name="P3"><text:span text:style-name="T14"><text:s text:c="6"/></text:span><text:span text:style-name="T14">14×14</text:span></text:p>
          <text:p text:style-name="P3"><text:span text:style-name="T14"><text:s text:c="7"/></text:span><text:span text:style-name="T1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1" draw:text-style-name="P4" draw:layer="layout" svg:x1="12.496cm" svg:y1="10.287cm" svg:x2="14.105cm" svg:y2="10.287cm">
          <text:p/>
        </draw:line>
        <draw:custom-shape draw:style-name="gr129" draw:text-style-name="P22" draw:layer="layout" svg:width="1.644cm" svg:height="3.425cm" svg:x="14.26cm" svg:y="8.493cm">
          <text:p text:style-name="P3"><text:span text:style-name="T14"/></text:p>
          <text:p text:style-name="P3"><text:span text:style-name="T14"><text:s text:c="6"/></text:span><text:span text:style-name="T14">14×14</text:span></text:p>
          <text:p text:style-name="P3"><text:span text:style-name="T14"><text:s text:c="7"/></text:span><text:span text:style-name="T1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15.888cm" svg:y1="10.287cm" svg:x2="17.497cm" svg:y2="10.287cm">
          <text:p/>
        </draw:line>
        <draw:custom-shape draw:style-name="gr130" draw:text-style-name="P22" draw:layer="layout" svg:width="1.643cm" svg:height="3.425cm" svg:x="17.801cm" svg:y="8.493cm">
          <text:p text:style-name="P3"><text:span text:style-name="T14"/></text:p>
          <text:p text:style-name="P3"><text:span text:style-name="T14"><text:s text:c="6"/></text:span><text:span text:style-name="T14">28×28</text:span></text:p>
          <text:p text:style-name="P3"><text:span text:style-name="T14"><text:s text:c="7"/></text:span><text:span text:style-name="T1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19.428cm" svg:y1="10.287cm" svg:x2="21.037cm" svg:y2="10.287cm">
          <text:p/>
        </draw:line>
        <draw:custom-shape draw:style-name="gr130" draw:text-style-name="P22" draw:layer="layout" svg:width="1.643cm" svg:height="3.425cm" svg:x="21.342cm" svg:y="8.493cm">
          <text:p text:style-name="P3"><text:span text:style-name="T14"/></text:p>
          <text:p text:style-name="P3"><text:span text:style-name="T14"><text:s text:c="7"/></text:span><text:span text:style-name="T14">28×28</text:span></text:p>
          <text:p text:style-name="P3"><text:span text:style-name="T14"><text:s text:c="7"/></text:span><text:span text:style-name="T14">×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23.225cm" svg:y1="10.325cm" svg:x2="25.511cm" svg:y2="10.271cm">
          <text:p/>
        </draw:line>
        <draw:custom-shape draw:style-name="gr130" draw:text-style-name="P22" xml:id="id42" draw:id="id42" draw:layer="layout" svg:width="1.643cm" svg:height="3.425cm" svg:x="25.832cm" svg:y="8.493cm">
          <text:p text:style-name="P3"><text:span text:style-name="T14"><text:s text:c="7"/></text:span><text:span text:style-name="T14">28×28</text:span></text:p>
          <text:p text:style-name="P3"><text:span text:style-name="T14"><text:s text:c="7"/></text:span><text:span text:style-name="T14">×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31" draw:text-style-name="P4" draw:layer="layout" svg:x1="26.653cm" svg:y1="11.918cm" svg:x2="20.812cm" svg:y2="13.792cm" draw:start-shape="id42" draw:start-glue-point="2" draw:end-shape="id43" draw:end-glue-point="1" svg:d="M26653 11918v1874h-5841" svg:viewBox="0 0 5842 1875">
          <text:p/>
        </draw:connector>
        <draw:frame draw:style-name="gr116" draw:text-style-name="P25" xml:id="id45" draw:id="id45" draw:layer="layout" svg:width="2.708cm" svg:height="0.962cm" svg:x="10.317cm" svg:y="13.319cm">
          <draw:text-box>
            <text:p>Concat</text:p>
          </draw:text-box>
        </draw:frame>
        <draw:connector draw:style-name="gr105" draw:text-style-name="P4" draw:layer="layout" svg:x1="11.69cm" svg:y1="11.918cm" svg:x2="11.671cm" svg:y2="13.319cm" draw:start-shape="id44" draw:start-glue-point="2" draw:end-shape="id45" draw:end-glue-point="0" svg:d="M11690 11918v701h-19v700" svg:viewBox="0 0 20 1402">
          <text:p/>
        </draw:connector>
        <draw:frame draw:style-name="gr116" draw:text-style-name="P25" xml:id="id43" draw:id="id43" draw:layer="layout" svg:width="3.828cm" svg:height="0.962cm" svg:x="16.984cm" svg:y="13.311cm">
          <draw:text-box>
            <text:p>MaxPooling</text:p>
          </draw:text-box>
        </draw:frame>
        <draw:connector draw:style-name="gr105" draw:text-style-name="P4" draw:layer="layout" svg:x1="16.984cm" svg:y1="13.792cm" svg:x2="13.025cm" svg:y2="13.8cm" draw:start-shape="id43" draw:start-glue-point="3" draw:end-shape="id45" draw:end-glue-point="1" svg:d="M16984 13792h-1979v8h-1980" svg:viewBox="0 0 3960 9">
          <text:p/>
        </draw:connector>
        <draw:custom-shape draw:style-name="gr132" draw:text-style-name="P21" draw:layer="layout" svg:width="3.18cm" svg:height="0.636cm" svg:x="21.915cm" svg:y="16.547cm">
          <text:p text:style-name="P3"><text:span text:style-name="T25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3" draw:text-style-name="P4" draw:layer="layout" svg:width="18.048cm" svg:height="4.064cm" svg:x="10.652cm" svg:y="14.716cm">
          <text:p text:style-name="P3"/>
          <text:p text:style-name="P3"/>
          <text:p text:style-name="P3"/>
          <text:p text:style-name="P3"/>
          <text:p text:style-name="P3"><text:s text:c="73"/><text:span text:style-name="T26">MaskIoU Head</text:span></text:p>
          <draw:enhanced-geometry svg:viewBox="0 0 21600 21600" draw:type="rectangle" draw:enhanced-path="M 0 0 L 21600 0 21600 21600 0 21600 0 0 Z N"/>
        </draw:custom-shape>
        <draw:custom-shape draw:style-name="gr134" draw:text-style-name="P21" draw:layer="layout" svg:width="3.18cm" svg:height="0.634cm" svg:x="18.62cm" svg:y="16.549cm">
          <text:p text:style-name="P3"><text:span text:style-name="T25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7" draw:text-style-name="P29" draw:layer="layout" svg:width="3.321cm" svg:height="1.014cm" svg:x="24.949cm" svg:y="15.545cm">
          <draw:text-box>
            <text:p><text:span text:style-name="T26">M</text:span><text:span text:style-name="T26">a</text:span><text:span text:style-name="T26">s</text:span><text:span text:style-name="T26">kI</text:span><text:span text:style-name="T26">o</text:span><text:span text:style-name="T26">U</text:span></text:p>
          </draw:text-box>
        </draw:frame>
        <draw:custom-shape draw:style-name="gr135" draw:text-style-name="P21" draw:layer="layout" svg:width="1.356cm" svg:height="0.636cm" svg:x="25.806cm" svg:y="16.482cm">
          <text:p text:style-name="P3"><text:span text:style-name="T25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6" draw:text-style-name="P22" xml:id="id46" draw:id="id46" draw:layer="layout" svg:width="1.383cm" svg:height="2.955cm" svg:x="10.975cm" svg:y="15.406cm">
          <text:p text:style-name="P3"><text:span text:style-name="T13"/></text:p>
          <text:p text:style-name="P3"><text:span text:style-name="T14"><text:s text:c="7"/></text:span><text:span text:style-name="T14">14×14</text:span></text:p>
          <text:p text:style-name="P3"><text:span text:style-name="T14"><text:s text:c="7"/></text:span><text:span text:style-name="T14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1" draw:text-style-name="P4" draw:layer="layout" svg:x1="12.427cm" svg:y1="16.929cm" svg:x2="13.781cm" svg:y2="16.929cm">
          <text:p/>
        </draw:line>
        <draw:custom-shape draw:style-name="gr80" draw:text-style-name="P22" draw:layer="layout" svg:width="1.382cm" svg:height="2.955cm" svg:x="13.79cm" svg:y="15.406cm">
          <text:p text:style-name="P3"><text:span text:style-name="T13"/></text:p>
          <text:p text:style-name="P3"><text:span text:style-name="T14"><text:s text:c="7"/></text:span><text:span text:style-name="T14">14×14</text:span></text:p>
          <text:p text:style-name="P3"><text:span text:style-name="T14"><text:s text:c="7"/></text:span><text:span text:style-name="T1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14.823cm" svg:y1="16.898cm" svg:x2="16.177cm" svg:y2="16.898cm">
          <text:p/>
        </draw:line>
        <draw:custom-shape draw:style-name="gr80" draw:text-style-name="P22" draw:layer="layout" svg:width="1.382cm" svg:height="2.955cm" svg:x="16.205cm" svg:y="15.406cm">
          <text:p text:style-name="P3"><text:span text:style-name="T13"/></text:p>
          <text:p text:style-name="P3"><text:span text:style-name="T14"><text:s text:c="7"/></text:span><text:span text:style-name="T14">7×7</text:span></text:p>
          <text:p text:style-name="P3"><text:span text:style-name="T14"><text:s text:c="7"/></text:span><text:span text:style-name="T1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17.237cm" svg:y1="16.898cm" svg:x2="18.591cm" svg:y2="16.898cm">
          <text:p/>
        </draw:line>
        <draw:frame draw:style-name="gr137" draw:text-style-name="P28" draw:layer="layout" svg:width="1.422cm" svg:height="1.05cm" svg:x="12.43cm" svg:y="15.732cm">
          <draw:text-box>
            <text:p><text:span text:style-name="T24">×</text:span><text:span text:style-name="T24">3</text:span></text:p>
          </draw:text-box>
        </draw:frame>
        <draw:line draw:style-name="gr104" draw:text-style-name="P4" draw:layer="layout" svg:x1="8.865cm" svg:y1="11.004cm" svg:x2="10.309cm" svg:y2="11.004cm">
          <text:p/>
        </draw:line>
        <draw:frame draw:style-name="gr127" draw:text-style-name="P14" draw:layer="layout" svg:width="2.039cm" svg:height="1.673cm" svg:x="8.71cm" svg:y="9.322cm">
          <draw:text-box>
            <text:p><text:span text:style-name="T9">R</text:span><text:span text:style-name="T9">oI</text:span></text:p>
            <text:p><text:span text:style-name="T9">Al</text:span><text:span text:style-name="T9">ig</text:span><text:span text:style-name="T9">n</text:span></text:p>
          </draw:text-box>
        </draw:frame>
        <draw:connector draw:style-name="gr105" draw:text-style-name="P4" draw:layer="layout" svg:x1="11.671cm" svg:y1="14.281cm" svg:x2="11.666cm" svg:y2="15.406cm" draw:start-shape="id45" draw:start-glue-point="2" draw:end-shape="id46" svg:d="M11671 14281v562h-5v563" svg:viewBox="0 0 6 1126">
          <text:p/>
        </draw:connector>
      </draw:page>
      <draw:page draw:name="page15" draw:style-name="dp1" draw:master-page-name="Default">
        <draw:frame draw:style-name="gr117" draw:text-style-name="P28" draw:layer="layout" svg:width="1.425cm" svg:height="1.238cm" svg:x="12.684cm" svg:y="9.182cm">
          <draw:text-box>
            <text:p><text:span text:style-name="T24">×</text:span><text:span text:style-name="T24">4</text:span></text:p>
          </draw:text-box>
        </draw:frame>
        <draw:custom-shape draw:style-name="gr118" draw:text-style-name="P3" draw:layer="layout" svg:width="6.901cm" svg:height="2.089cm" svg:x="1.197cm" svg:y="13.1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9" draw:text-style-name="P3" draw:layer="layout" svg:width="4.902cm" svg:height="1.652cm" svg:x="2.198cm" svg:y="10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0" draw:text-style-name="P3" draw:layer="layout" svg:width="3.297cm" svg:height="1.285cm" svg:x="3.003cm" svg:y="7.8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1" draw:text-style-name="P3" draw:layer="layout" svg:width="2.394cm" svg:height="1.319cm" svg:x="3.441cm" svg:y="4.8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4.58cm" svg:y1="10.915cm" svg:x2="4.58cm" svg:y2="9.203cm">
          <text:p/>
        </draw:line>
        <draw:line draw:style-name="gr44" draw:text-style-name="P4" draw:layer="layout" svg:x1="4.58cm" svg:y1="13.883cm" svg:x2="4.58cm" svg:y2="12.171cm">
          <text:p/>
        </draw:line>
        <draw:line draw:style-name="gr44" draw:text-style-name="P4" draw:layer="layout" svg:x1="4.58cm" svg:y1="16.623cm" svg:x2="4.58cm" svg:y2="15.253cm">
          <text:p/>
        </draw:line>
        <draw:frame draw:style-name="gr77" draw:text-style-name="P25" draw:layer="layout" svg:width="3.852cm" svg:height="1.014cm" svg:x="2.698cm" svg:y="16.623cm">
          <draw:text-box>
            <text:p>Input Image</text:p>
          </draw:text-box>
        </draw:frame>
        <draw:line draw:style-name="gr44" draw:text-style-name="P4" draw:layer="layout" svg:x1="4.58cm" svg:y1="8.057cm" svg:x2="4.58cm" svg:y2="6.345cm">
          <text:p/>
        </draw:line>
        <draw:custom-shape draw:style-name="gr122" draw:text-style-name="P4" draw:layer="layout" svg:width="7.239cm" svg:height="12.558cm" svg:x="1.062cm" svg:y="3.266cm">
          <text:p text:style-name="P3">Backbone network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23" draw:text-style-name="P22" draw:layer="layout" svg:width="1.476cm" svg:height="4.123cm" svg:x="10.695cm" svg:y="3.463cm">
          <text:p text:style-name="P3"><text:span text:style-name="T13"/></text:p>
          <text:p text:style-name="P3"><text:span text:style-name="T14"><text:s text:c="7"/></text:span><text:span text:style-name="T14">7×7</text:span></text:p>
          <text:p text:style-name="P3"><text:span text:style-name="T14"><text:s text:c="7"/></text:span><text:span text:style-name="T1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4" draw:text-style-name="P21" draw:layer="layout" svg:width="5.289cm" svg:height="0.551cm" svg:x="18.86cm" svg:y="5.123cm">
          <text:p text:style-name="P3"><text:span text:style-name="T25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5" draw:text-style-name="P4" draw:layer="layout" svg:width="18.175cm" svg:height="4.445cm" svg:x="10.525cm" svg:y="3.302cm">
          <text:p text:style-name="P3">R-CNN Head</text:p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line draw:style-name="gr104" draw:text-style-name="P4" draw:layer="layout" svg:x1="8.764cm" svg:y1="5.498cm" svg:x2="10.208cm" svg:y2="5.498cm">
          <text:p/>
        </draw:line>
        <draw:custom-shape draw:style-name="gr126" draw:text-style-name="P21" draw:layer="layout" svg:width="5.291cm" svg:height="0.551cm" svg:x="13.374cm" svg:y="5.123cm">
          <text:p text:style-name="P3"><text:span text:style-name="T25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11.797cm" svg:y1="5.461cm" svg:x2="13.241cm" svg:y2="5.461cm">
          <text:p/>
        </draw:line>
        <draw:connector draw:style-name="gr105" draw:text-style-name="P4" draw:layer="layout" draw:line-skew="-0.176cm" svg:x1="24.319cm" svg:y1="5.391cm" svg:x2="26.038cm" svg:y2="4.746cm" svg:d="M24319 5391h684v-645h1035" svg:viewBox="0 0 1720 646">
          <text:p/>
        </draw:connector>
        <draw:frame draw:style-name="gr127" draw:text-style-name="P14" draw:layer="layout" svg:width="2.039cm" svg:height="1.673cm" svg:x="8.609cm" svg:y="3.816cm">
          <draw:text-box>
            <text:p><text:span text:style-name="T9">R</text:span><text:span text:style-name="T9">oI</text:span></text:p>
            <text:p><text:span text:style-name="T9">Al</text:span><text:span text:style-name="T9">ig</text:span><text:span text:style-name="T9">n</text:span></text:p>
          </draw:text-box>
        </draw:frame>
        <draw:connector draw:style-name="gr105" draw:text-style-name="P4" draw:layer="layout" draw:line-skew="-0.18cm" svg:x1="24.307cm" svg:y1="5.391cm" svg:x2="26.058cm" svg:y2="6.008cm" svg:d="M24307 5391h696v617h1055" svg:viewBox="0 0 1752 618">
          <text:p/>
        </draw:connector>
        <draw:frame draw:style-name="gr116" draw:text-style-name="P25" draw:layer="layout" svg:width="2.16cm" svg:height="0.962cm" svg:x="26.018cm" svg:y="4.334cm">
          <draw:text-box>
            <text:p>Class</text:p>
          </draw:text-box>
        </draw:frame>
        <draw:frame draw:style-name="gr116" draw:text-style-name="P25" draw:layer="layout" svg:width="1.693cm" svg:height="0.962cm" svg:x="26.104cm" svg:y="5.565cm">
          <draw:text-box>
            <text:p>Box</text:p>
          </draw:text-box>
        </draw:frame>
        <draw:custom-shape draw:style-name="gr128" draw:text-style-name="P4" draw:layer="layout" svg:width="13.061cm" svg:height="4.953cm" svg:x="10.643cm" svg:y="8.239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 text:c="30"/></text:p>
          <text:p text:style-name="P3"><text:s/>Mask Head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29" draw:text-style-name="P22" xml:id="id49" draw:id="id49" draw:layer="layout" svg:width="1.644cm" svg:height="3.425cm" svg:x="10.868cm" svg:y="8.493cm">
          <text:p text:style-name="P3"><text:span text:style-name="T14"/></text:p>
          <text:p text:style-name="P3"><text:span text:style-name="T14"><text:s text:c="6"/></text:span><text:span text:style-name="T14">14×14</text:span></text:p>
          <text:p text:style-name="P3"><text:span text:style-name="T14"><text:s text:c="7"/></text:span><text:span text:style-name="T1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1" draw:text-style-name="P4" draw:layer="layout" svg:x1="12.496cm" svg:y1="10.287cm" svg:x2="14.105cm" svg:y2="10.287cm">
          <text:p/>
        </draw:line>
        <draw:custom-shape draw:style-name="gr129" draw:text-style-name="P22" draw:layer="layout" svg:width="1.644cm" svg:height="3.425cm" svg:x="14.26cm" svg:y="8.493cm">
          <text:p text:style-name="P3"><text:span text:style-name="T14"/></text:p>
          <text:p text:style-name="P3"><text:span text:style-name="T14"><text:s text:c="6"/></text:span><text:span text:style-name="T14">14×14</text:span></text:p>
          <text:p text:style-name="P3"><text:span text:style-name="T14"><text:s text:c="7"/></text:span><text:span text:style-name="T1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15.888cm" svg:y1="10.287cm" svg:x2="17.497cm" svg:y2="10.287cm">
          <text:p/>
        </draw:line>
        <draw:custom-shape draw:style-name="gr130" draw:text-style-name="P22" draw:layer="layout" svg:width="1.643cm" svg:height="3.425cm" svg:x="17.801cm" svg:y="8.493cm">
          <text:p text:style-name="P3"><text:span text:style-name="T14"/></text:p>
          <text:p text:style-name="P3"><text:span text:style-name="T14"><text:s text:c="6"/></text:span><text:span text:style-name="T15">28×28</text:span></text:p>
          <text:p text:style-name="P3"><text:span text:style-name="T15"><text:s text:c="7"/></text:span><text:span text:style-name="T15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19.428cm" svg:y1="10.287cm" svg:x2="21.037cm" svg:y2="10.287cm">
          <text:p/>
        </draw:line>
        <draw:custom-shape draw:style-name="gr130" draw:text-style-name="P22" draw:layer="layout" svg:width="1.643cm" svg:height="3.425cm" svg:x="21.342cm" svg:y="8.493cm">
          <text:p text:style-name="P3"><text:span text:style-name="T14"/></text:p>
          <text:p text:style-name="P3"><text:span text:style-name="T14"><text:s text:c="7"/></text:span><text:span text:style-name="T14">28×28</text:span></text:p>
          <text:p text:style-name="P3"><text:span text:style-name="T14"><text:s text:c="7"/></text:span><text:span text:style-name="T14">×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23.225cm" svg:y1="10.325cm" svg:x2="25.511cm" svg:y2="10.271cm">
          <text:p/>
        </draw:line>
        <draw:custom-shape draw:style-name="gr130" draw:text-style-name="P22" xml:id="id47" draw:id="id47" draw:layer="layout" svg:width="1.643cm" svg:height="3.425cm" svg:x="25.832cm" svg:y="8.493cm">
          <text:p text:style-name="P3"><text:span text:style-name="T14"><text:s text:c="7"/></text:span><text:span text:style-name="T14">28×28</text:span></text:p>
          <text:p text:style-name="P3"><text:span text:style-name="T14"><text:s text:c="7"/></text:span><text:span text:style-name="T14">×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31" draw:text-style-name="P4" draw:layer="layout" svg:x1="26.653cm" svg:y1="11.918cm" svg:x2="20.812cm" svg:y2="13.792cm" draw:start-shape="id47" draw:start-glue-point="2" draw:end-shape="id48" draw:end-glue-point="1" svg:d="M26653 11918v1874h-5841" svg:viewBox="0 0 5842 1875">
          <text:p/>
        </draw:connector>
        <draw:frame draw:style-name="gr116" draw:text-style-name="P25" xml:id="id50" draw:id="id50" draw:layer="layout" svg:width="2.708cm" svg:height="0.962cm" svg:x="10.317cm" svg:y="13.319cm">
          <draw:text-box>
            <text:p>Concat</text:p>
          </draw:text-box>
        </draw:frame>
        <draw:connector draw:style-name="gr105" draw:text-style-name="P4" draw:layer="layout" svg:x1="11.69cm" svg:y1="11.918cm" svg:x2="11.671cm" svg:y2="13.319cm" draw:start-shape="id49" draw:start-glue-point="2" draw:end-shape="id50" draw:end-glue-point="0" svg:d="M11690 11918v701h-19v700" svg:viewBox="0 0 20 1402">
          <text:p/>
        </draw:connector>
        <draw:frame draw:style-name="gr116" draw:text-style-name="P25" xml:id="id48" draw:id="id48" draw:layer="layout" svg:width="3.828cm" svg:height="0.962cm" svg:x="16.984cm" svg:y="13.311cm">
          <draw:text-box>
            <text:p>MaxPooling</text:p>
          </draw:text-box>
        </draw:frame>
        <draw:connector draw:style-name="gr105" draw:text-style-name="P4" draw:layer="layout" svg:x1="16.984cm" svg:y1="13.792cm" svg:x2="13.025cm" svg:y2="13.8cm" draw:start-shape="id48" draw:start-glue-point="3" draw:end-shape="id50" draw:end-glue-point="1" svg:d="M16984 13792h-1979v8h-1980" svg:viewBox="0 0 3960 9">
          <text:p/>
        </draw:connector>
        <draw:custom-shape draw:style-name="gr132" draw:text-style-name="P21" draw:layer="layout" svg:width="3.18cm" svg:height="0.636cm" svg:x="21.915cm" svg:y="16.547cm">
          <text:p text:style-name="P3"><text:span text:style-name="T25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3" draw:text-style-name="P4" draw:layer="layout" svg:width="18.048cm" svg:height="4.064cm" svg:x="10.652cm" svg:y="14.716cm">
          <text:p text:style-name="P3"><text:s text:c="9"/><text:span text:style-name="T26">MaskIoU Head</text:span></text:p>
          <text:p text:style-name="P3"><text:span text:style-name="T26"/></text:p>
          <text:p text:style-name="P3"><text:span text:style-name="T26"/></text:p>
          <text:p text:style-name="P3"><text:span text:style-name="T26"/></text:p>
          <text:p text:style-name="P3"><text:span text:style-name="T26"/></text:p>
          <draw:enhanced-geometry svg:viewBox="0 0 21600 21600" draw:type="rectangle" draw:enhanced-path="M 0 0 L 21600 0 21600 21600 0 21600 0 0 Z N"/>
        </draw:custom-shape>
        <draw:custom-shape draw:style-name="gr134" draw:text-style-name="P21" draw:layer="layout" svg:width="3.18cm" svg:height="0.634cm" svg:x="18.62cm" svg:y="16.549cm">
          <text:p text:style-name="P3"><text:span text:style-name="T25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7" draw:text-style-name="P29" draw:layer="layout" svg:width="3.321cm" svg:height="1.014cm" svg:x="24.949cm" svg:y="15.545cm">
          <draw:text-box>
            <text:p><text:span text:style-name="T26">M</text:span><text:span text:style-name="T26">a</text:span><text:span text:style-name="T26">s</text:span><text:span text:style-name="T26">k</text:span><text:span text:style-name="T26">I</text:span><text:span text:style-name="T26">o</text:span><text:span text:style-name="T26">U</text:span></text:p>
          </draw:text-box>
        </draw:frame>
        <draw:custom-shape draw:style-name="gr135" draw:text-style-name="P21" draw:layer="layout" svg:width="1.356cm" svg:height="0.636cm" svg:x="25.806cm" svg:y="16.482cm">
          <text:p text:style-name="P3"><text:span text:style-name="T25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6" draw:text-style-name="P22" xml:id="id51" draw:id="id51" draw:layer="layout" svg:width="1.383cm" svg:height="2.955cm" svg:x="10.975cm" svg:y="15.406cm">
          <text:p text:style-name="P3"><text:span text:style-name="T13"/></text:p>
          <text:p text:style-name="P3"><text:span text:style-name="T14"><text:s text:c="7"/></text:span><text:span text:style-name="T14">14×14</text:span></text:p>
          <text:p text:style-name="P3"><text:span text:style-name="T14"><text:s text:c="7"/></text:span><text:span text:style-name="T14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1" draw:text-style-name="P4" draw:layer="layout" svg:x1="12.427cm" svg:y1="16.929cm" svg:x2="13.781cm" svg:y2="16.929cm">
          <text:p/>
        </draw:line>
        <draw:custom-shape draw:style-name="gr80" draw:text-style-name="P22" draw:layer="layout" svg:width="1.382cm" svg:height="2.955cm" svg:x="13.79cm" svg:y="15.406cm">
          <text:p text:style-name="P3"><text:span text:style-name="T13"/></text:p>
          <text:p text:style-name="P3"><text:span text:style-name="T14"><text:s text:c="7"/></text:span><text:span text:style-name="T14">14×14</text:span></text:p>
          <text:p text:style-name="P3"><text:span text:style-name="T14"><text:s text:c="7"/></text:span><text:span text:style-name="T1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14.823cm" svg:y1="16.898cm" svg:x2="16.177cm" svg:y2="16.898cm">
          <text:p/>
        </draw:line>
        <draw:custom-shape draw:style-name="gr80" draw:text-style-name="P22" draw:layer="layout" svg:width="1.382cm" svg:height="2.955cm" svg:x="16.205cm" svg:y="15.406cm">
          <text:p text:style-name="P3"><text:span text:style-name="T13"/></text:p>
          <text:p text:style-name="P3"><text:span text:style-name="T14"><text:s text:c="7"/></text:span><text:span text:style-name="T14">7×7</text:span></text:p>
          <text:p text:style-name="P3"><text:span text:style-name="T14"><text:s text:c="7"/></text:span><text:span text:style-name="T1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4" draw:text-style-name="P4" draw:layer="layout" svg:x1="17.237cm" svg:y1="16.898cm" svg:x2="18.591cm" svg:y2="16.898cm">
          <text:p/>
        </draw:line>
        <draw:frame draw:style-name="gr137" draw:text-style-name="P28" draw:layer="layout" svg:width="1.422cm" svg:height="1.05cm" svg:x="12.43cm" svg:y="15.732cm">
          <draw:text-box>
            <text:p><text:span text:style-name="T24">×</text:span><text:span text:style-name="T24">3</text:span></text:p>
          </draw:text-box>
        </draw:frame>
        <draw:line draw:style-name="gr104" draw:text-style-name="P4" draw:layer="layout" svg:x1="8.865cm" svg:y1="11.004cm" svg:x2="10.309cm" svg:y2="11.004cm">
          <text:p/>
        </draw:line>
        <draw:frame draw:style-name="gr127" draw:text-style-name="P14" draw:layer="layout" svg:width="2.039cm" svg:height="1.673cm" svg:x="8.71cm" svg:y="9.322cm">
          <draw:text-box>
            <text:p><text:span text:style-name="T9">R</text:span><text:span text:style-name="T9">o</text:span><text:span text:style-name="T9">I</text:span></text:p>
            <text:p><text:span text:style-name="T9">A</text:span><text:span text:style-name="T9">l</text:span><text:span text:style-name="T9">i</text:span><text:span text:style-name="T9">g</text:span><text:span text:style-name="T9">n</text:span></text:p>
          </draw:text-box>
        </draw:frame>
        <draw:connector draw:style-name="gr105" draw:text-style-name="P4" draw:layer="layout" svg:x1="11.671cm" svg:y1="14.281cm" svg:x2="11.666cm" svg:y2="15.406cm" draw:start-shape="id50" draw:start-glue-point="2" draw:end-shape="id51" svg:d="M11671 14281v562h-5v563" svg:viewBox="0 0 6 11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exGothic1" svg:font-family="IPAexGothic" style:font-family-generic="swiss" style:font-pitch="variable"/>
    <style:font-face style:name="IPAexGothic" svg:font-family="IPAexGothic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457cm" draw:marker-end="Arrow" draw:marker-end-width="0.762cm" svg:stroke-linecap="round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svg:stroke-color="#3465a4" draw:fill="none" draw:fill-gradient-name="Gradient_20_3" draw:fill-hatch-name="Hatching_20_1" draw:fill-image-name="Bitmap_20_1"/>
      <style:text-properties fo:text-shadow="1pt 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6T10:00:38.402677504</meta:creation-date>
    <dc:date>2021-02-17T15:08:39.658513419</dc:date>
    <meta:editing-duration>PT1H31M54S</meta:editing-duration>
    <meta:editing-cycles>24</meta:editing-cycles>
    <meta:generator>LibreOffice/6.0.7.3$Linux_X86_64 LibreOffice_project/00m0$Build-3</meta:generator>
    <meta:document-statistic meta:object-count="509"/>
  </office:meta>
</office:document-meta>
</file>

<file path=Object 10/content.xml><?xml version="1.0" encoding="utf-8"?>
<math xmlns="http://www.w3.org/1998/Math/MathML" display="block">
  <semantics>
    <msub>
      <mi>P</mi>
      <mn>3</mn>
    </msub>
    <annotation encoding="StarMath 5.0">P_{3}</annotation>
  </semantics>
</math>
</file>

<file path=Object 11/content.xml><?xml version="1.0" encoding="utf-8"?>
<math xmlns="http://www.w3.org/1998/Math/MathML" display="block">
  <semantics>
    <msub>
      <mi>P</mi>
      <mn>4</mn>
    </msub>
    <annotation encoding="StarMath 5.0">P_{4}</annotation>
  </semantics>
</math>
</file>

<file path=Object 12/content.xml><?xml version="1.0" encoding="utf-8"?>
<math xmlns="http://www.w3.org/1998/Math/MathML" display="block">
  <semantics>
    <msub>
      <mi>P</mi>
      <mn>5</mn>
    </msub>
    <annotation encoding="StarMath 5.0">P_{5}</annotation>
  </semantics>
</math>
</file>

<file path=Object 13/content.xml><?xml version="1.0" encoding="utf-8"?>
<math xmlns="http://www.w3.org/1998/Math/MathML" display="block">
  <semantics>
    <msub>
      <mi>N</mi>
      <mn>2</mn>
    </msub>
    <annotation encoding="StarMath 5.0">N_{2}</annotation>
  </semantics>
</math>
</file>

<file path=Object 14/content.xml><?xml version="1.0" encoding="utf-8"?>
<math xmlns="http://www.w3.org/1998/Math/MathML" display="block">
  <semantics>
    <msub>
      <mi>N</mi>
      <mn>3</mn>
    </msub>
    <annotation encoding="StarMath 5.0">N_{3}</annotation>
  </semantics>
</math>
</file>

<file path=Object 15/content.xml><?xml version="1.0" encoding="utf-8"?>
<math xmlns="http://www.w3.org/1998/Math/MathML" display="block">
  <semantics>
    <msub>
      <mi>N</mi>
      <mn>4</mn>
    </msub>
    <annotation encoding="StarMath 5.0">N_{4}</annotation>
  </semantics>
</math>
</file>

<file path=Object 16/content.xml><?xml version="1.0" encoding="utf-8"?>
<math xmlns="http://www.w3.org/1998/Math/MathML" display="block">
  <semantics>
    <msub>
      <mi>N</mi>
      <mn>5</mn>
    </msub>
    <annotation encoding="StarMath 5.0">N_{5}</annotation>
  </semantics>
</math>
</file>

<file path=Object 9/content.xml><?xml version="1.0" encoding="utf-8"?>
<math xmlns="http://www.w3.org/1998/Math/MathML" display="block">
  <semantics>
    <msub>
      <mi>P</mi>
      <mn>2</mn>
    </msub>
    <annotation encoding="StarMath 5.0">P_{2}</annotation>
  </semantics>
</math>
</file>